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000000246000000D352F2362C.png" manifest:media-type="image/png"/>
  <manifest:file-entry manifest:full-path="Object 3/Pictures/2000000600003C0B000015B2342D1608.svm" manifest:media-type="image/x-svm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8" style:family="table-cell" style:parent-style-name="Default" style:data-style-name="N11">
      <style:text-properties fo:font-weight="normal" style:font-weight-asian="normal" style:font-weight-complex="normal"/>
      <style:map style:condition="cell-content()&lt;0" style:apply-style-name="Untitled1" style:base-cell-address="Sheet1.M79"/>
    </style:style>
    <style:style style:name="ce9" style:family="table-cell" style:parent-style-name="Default" style:data-style-name="N11">
      <style:text-properties fo:color="#ffffff" fo:font-weight="normal" style:font-weight-asian="normal" style:font-weight-complex="normal"/>
      <style:map style:condition="cell-content()&lt;0" style:apply-style-name="Untitled1" style:base-cell-address="Sheet1.M79"/>
    </style:style>
    <style:style style:name="ce10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1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2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3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4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5" style:family="table-cell" style:parent-style-name="Default" style:data-style-name="N11"/>
    <style:style style:name="ce16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7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8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19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20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21" style:family="table-cell" style:parent-style-name="Default" style:data-style-name="N11">
      <style:map style:condition="cell-content()&lt;0" style:apply-style-name="Untitled1" style:base-cell-address="Sheet1.M79"/>
    </style:style>
    <style:style style:name="ce22" style:family="table-cell" style:parent-style-name="Default" style:data-style-name="N11">
      <style:text-properties fo:color="#000000" fo:font-weight="normal" style:font-weight-asian="normal" style:font-weight-complex="normal"/>
      <style:map style:condition="cell-content()&lt;0" style:apply-style-name="Untitled1" style:base-cell-address="Sheet1.M10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7.6252in" svg:height="3.4016in" svg:x="0in" svg:y="2.0689in">
            <draw:object draw:notify-on-update-of-ranges="Sheet1.A5:Sheet1.A11 Sheet1.B4:Sheet1.B4 Sheet1.B5:Sheet1.B11 Sheet1.C4:Sheet1.C4 Sheet1.C5:Sheet1.C11 Sheet1.D4:Sheet1.D4 Sheet1.D5:Sheet1.D11 Sheet1.E4:Sheet1.E4 Sheet1.E5:Sheet1.E11 Sheet1.F4:Sheet1.F4 Sheet1.F5:Sheet1.F11 Sheet1.G4:Sheet1.G4 Sheet1.G5:Sheet1.G11 Sheet1.H4:Sheet1.H4 Sheet1.H5:Sheet1.H11 Sheet1.I4:Sheet1.I4 Sheet1.I5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3776in" svg:height="4.6972in" svg:x="0.1606in" svg:y="8.1461in">
            <draw:object draw:notify-on-update-of-ranges="Sheet1.A39:Sheet1.A45 Sheet1.B38:Sheet1.B38 Sheet1.B39:Sheet1.B45 Sheet1.C38:Sheet1.C38 Sheet1.C39:Sheet1.C45 Sheet1.D38:Sheet1.D38 Sheet1.D39:Sheet1.D45 Sheet1.E38:Sheet1.E38 Sheet1.E39:Sheet1.E45 Sheet1.F38:Sheet1.F38 Sheet1.F39:Sheet1.F45 Sheet1.G38:Sheet1.G38 Sheet1.G39:Sheet1.G45 Sheet1.H38:Sheet1.H38 Sheet1.H39:Sheet1.H45 Sheet1.I38:Sheet1.I38 Sheet1.I39:Sheet1.I45 Sheet1.J38:Sheet1.J38 Sheet1.J39:Sheet1.J45 Sheet1.K38:Sheet1.K38 Sheet1.K39:Sheet1.K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508in" svg:height="2.1858in" svg:x="8.3748in" svg:y="0.2823in">
            <draw:object draw:notify-on-update-of-ranges="Sheet1.A5:Sheet1.A11 Sheet1.B4:Sheet1.B4 Sheet1.B5:Sheet1.B11 Sheet1.C4:Sheet1.C4 Sheet1.C5:Sheet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331in" svg:height="2.4051in" svg:x="8.4606in" svg:y="2.5831in">
            <draw:object draw:notify-on-update-of-ranges="Sheet1.A5:Sheet1.A11 Sheet1.D4:Sheet1.D4 Sheet1.D5:Sheet1.D11 Sheet1.E4:Sheet1.E4 Sheet1.E5:Sheet1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189in" svg:height="2.1543in" svg:x="14.8323in" svg:y="0.3346in">
            <draw:object draw:notify-on-update-of-ranges="Sheet1.A5:Sheet1.A11 Sheet1.F4:Sheet1.F4 Sheet1.F5:Sheet1.F11 Sheet1.G4:Sheet1.G4 Sheet1.G5:Sheet1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72in" svg:height="2.3528in" svg:x="14.7898in" svg:y="2.7295in">
            <draw:object draw:notify-on-update-of-ranges="Sheet1.A5:Sheet1.A11 Sheet1.H4:Sheet1.H4 Sheet1.H5:Sheet1.H11 Sheet1.I4:Sheet1.I4 Sheet1.I5:Sheet1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72in" svg:height="2.0496in" svg:x="10.7524in" svg:y="6.1594in">
            <draw:object draw:notify-on-update-of-ranges="Sheet1.A39:Sheet1.A45 Sheet1.B38:Sheet1.B38 Sheet1.B39:Sheet1.B45 Sheet1.C38:Sheet1.C38 Sheet1.C39:Sheet1.C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72in" svg:height="2.0079in" svg:x="10.7736in" svg:y="8.4181in">
            <draw:object draw:notify-on-update-of-ranges="Sheet1.A39:Sheet1.A45 Sheet1.D38:Sheet1.D38 Sheet1.D39:Sheet1.D45 Sheet1.E38:Sheet1.E38 Sheet1.E39:Sheet1.E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72in" svg:height="1.9976in" svg:x="17.285in" svg:y="6.2114in">
            <draw:object draw:notify-on-update-of-ranges="Sheet1.A39:Sheet1.A45 Sheet1.F38:Sheet1.F38 Sheet1.F39:Sheet1.F45 Sheet1.G38:Sheet1.G38 Sheet1.G39:Sheet1.G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72in" svg:height="1.9555in" svg:x="17.3921in" svg:y="8.45in">
            <draw:object draw:notify-on-update-of-ranges="Sheet1.A39:Sheet1.A45 Sheet1.H38:Sheet1.H38 Sheet1.H39:Sheet1.H45 Sheet1.I38:Sheet1.I38 Sheet1.I39:Sheet1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in" svg:height="2.8201in" svg:x="24.1705in" svg:y="7.4098in">
            <draw:object draw:notify-on-update-of-ranges="Sheet1.A39:Sheet1.A45 Sheet1.J38:Sheet1.J38 Sheet1.J39:Sheet1.J45 Sheet1.K38:Sheet1.K38 Sheet1.K39:Sheet1.K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026in" svg:height="2.2886in" svg:x="10.6228in" svg:y="23.9559in">
            <draw:object draw:notify-on-update-of-ranges="Sheet1.A138:Sheet1.A138 Sheet1.A139:Sheet1.A145 Sheet1.B138:Sheet1.B138 Sheet1.B139:Sheet1.B145 Sheet1.C138:Sheet1.C138 Sheet1.C139:Sheet1.C14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2" draw:text-style-name="P1" svg:width="4.9492in" svg:height="1.8008in" svg:x="10.7106in" svg:y="26.5673in">
            <draw:object draw:notify-on-update-of-ranges="Sheet1.A138:Sheet1.A138 Sheet1.A139:Sheet1.A145 Sheet1.D138:Sheet1.D138 Sheet1.D139:Sheet1.D145 Sheet1.E138:Sheet1.E138 Sheet1.E139:Sheet1.E14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.7846in" svg:height="2.378in" svg:x="16.2744in" svg:y="23.8555in">
            <draw:object draw:notify-on-update-of-ranges="Sheet1.A138:Sheet1.A138 Sheet1.A139:Sheet1.A145 Sheet1.F138:Sheet1.F138 Sheet1.F139:Sheet1.F145 Sheet1.G138:Sheet1.G138 Sheet1.G139:Sheet1.G1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.7957in" svg:height="1.922in" svg:x="16.1972in" svg:y="26.4669in">
            <draw:object draw:notify-on-update-of-ranges="Sheet1.A138:Sheet1.A138 Sheet1.A139:Sheet1.A145 Sheet1.H138:Sheet1.H138 Sheet1.H139:Sheet1.H145 Sheet1.I138:Sheet1.I138 Sheet1.I139:Sheet1.I14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typed buff : uint32_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table:number-columns-repeated="2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29.919194" calcext:value-type="float">
            <text:p>29.919194</text:p>
          </table:table-cell>
          <table:table-cell table:style-name="ce1" office:value-type="float" office:value="40.049315" calcext:value-type="float">
            <text:p>40.049315</text:p>
          </table:table-cell>
          <table:table-cell table:style-name="ce1" office:value-type="float" office:value="26.262976" calcext:value-type="float">
            <text:p>26.262976</text:p>
          </table:table-cell>
          <table:table-cell office:value-type="float" office:value="28.204786" calcext:value-type="float">
            <text:p>28.204786</text:p>
          </table:table-cell>
          <table:table-cell office:value-type="float" office:value="7.396408" calcext:value-type="float">
            <text:p>7.396408</text:p>
          </table:table-cell>
          <table:table-cell office:value-type="float" office:value="40.154708" calcext:value-type="float">
            <text:p>40.154708</text:p>
          </table:table-cell>
          <table:table-cell office:value-type="float" office:value="7.183987" calcext:value-type="float">
            <text:p>7.183987</text:p>
          </table:table-cell>
          <table:table-cell office:value-type="float" office:value="28.204786" calcext:value-type="float">
            <text:p>28.204786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29.396824" calcext:value-type="float">
            <text:p>29.396824</text:p>
          </table:table-cell>
          <table:table-cell table:style-name="ce1" office:value-type="float" office:value="41.372755" calcext:value-type="float">
            <text:p>41.372755</text:p>
          </table:table-cell>
          <table:table-cell table:style-name="ce1" office:value-type="float" office:value="26.516849" calcext:value-type="float">
            <text:p>26.516849</text:p>
          </table:table-cell>
          <table:table-cell office:value-type="float" office:value="28.909488" calcext:value-type="float">
            <text:p>28.909488</text:p>
          </table:table-cell>
          <table:table-cell office:value-type="float" office:value="8.047619" calcext:value-type="float">
            <text:p>8.047619</text:p>
          </table:table-cell>
          <table:table-cell office:value-type="float" office:value="41.302762" calcext:value-type="float">
            <text:p>41.302762</text:p>
          </table:table-cell>
          <table:table-cell office:value-type="float" office:value="7.246034" calcext:value-type="float">
            <text:p>7.246034</text:p>
          </table:table-cell>
          <table:table-cell office:value-type="float" office:value="26.690787" calcext:value-type="float">
            <text:p>26.690787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" office:value-type="float" office:value="26.062169" calcext:value-type="float">
            <text:p>26.062169</text:p>
          </table:table-cell>
          <table:table-cell table:style-name="ce1" office:value-type="float" office:value="36.900848" calcext:value-type="float">
            <text:p>36.900848</text:p>
          </table:table-cell>
          <table:table-cell table:style-name="ce1" office:value-type="float" office:value="25.745423" calcext:value-type="float">
            <text:p>25.745423</text:p>
          </table:table-cell>
          <table:table-cell office:value-type="float" office:value="27.495636" calcext:value-type="float">
            <text:p>27.495636</text:p>
          </table:table-cell>
          <table:table-cell office:value-type="float" office:value="7.485761" calcext:value-type="float">
            <text:p>7.485761</text:p>
          </table:table-cell>
          <table:table-cell office:value-type="float" office:value="38.232099" calcext:value-type="float">
            <text:p>38.232099</text:p>
          </table:table-cell>
          <table:table-cell office:value-type="float" office:value="7.244583" calcext:value-type="float">
            <text:p>7.244583</text:p>
          </table:table-cell>
          <table:table-cell office:value-type="float" office:value="28.901788" calcext:value-type="float">
            <text:p>28.901788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" office:value-type="float" office:value="9.210861" calcext:value-type="float">
            <text:p>9.210861</text:p>
          </table:table-cell>
          <table:table-cell table:style-name="ce1" office:value-type="float" office:value="8.888684" calcext:value-type="float">
            <text:p>8.888684</text:p>
          </table:table-cell>
          <table:table-cell table:style-name="ce1" office:value-type="float" office:value="16.888003" calcext:value-type="float">
            <text:p>16.888003</text:p>
          </table:table-cell>
          <table:table-cell office:value-type="float" office:value="16.049592" calcext:value-type="float">
            <text:p>16.049592</text:p>
          </table:table-cell>
          <table:table-cell office:value-type="float" office:value="6.669612" calcext:value-type="float">
            <text:p>6.669612</text:p>
          </table:table-cell>
          <table:table-cell office:value-type="float" office:value="8.912509" calcext:value-type="float">
            <text:p>8.912509</text:p>
          </table:table-cell>
          <table:table-cell office:value-type="float" office:value="6.951687" calcext:value-type="float">
            <text:p>6.951687</text:p>
          </table:table-cell>
          <table:table-cell office:value-type="float" office:value="16.127101" calcext:value-type="float">
            <text:p>16.127101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" office:value-type="float" office:value="9.284116" calcext:value-type="float">
            <text:p>9.284116</text:p>
          </table:table-cell>
          <table:table-cell table:style-name="ce1" office:value-type="float" office:value="8.81015" calcext:value-type="float">
            <text:p>8.81015</text:p>
          </table:table-cell>
          <table:table-cell table:style-name="ce1" office:value-type="float" office:value="16.692582" calcext:value-type="float">
            <text:p>16.692582</text:p>
          </table:table-cell>
          <table:table-cell office:value-type="float" office:value="15.813217" calcext:value-type="float">
            <text:p>15.813217</text:p>
          </table:table-cell>
          <table:table-cell office:value-type="float" office:value="6.626028" calcext:value-type="float">
            <text:p>6.626028</text:p>
          </table:table-cell>
          <table:table-cell office:value-type="float" office:value="8.787737" calcext:value-type="float">
            <text:p>8.787737</text:p>
          </table:table-cell>
          <table:table-cell office:value-type="float" office:value="6.872119" calcext:value-type="float">
            <text:p>6.872119</text:p>
          </table:table-cell>
          <table:table-cell office:value-type="float" office:value="15.921871" calcext:value-type="float">
            <text:p>15.921871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" office:value-type="float" office:value="9.367697" calcext:value-type="float">
            <text:p>9.367697</text:p>
          </table:table-cell>
          <table:table-cell table:style-name="ce1" office:value-type="float" office:value="8.795319" calcext:value-type="float">
            <text:p>8.795319</text:p>
          </table:table-cell>
          <table:table-cell table:style-name="ce1" office:value-type="float" office:value="16.700763" calcext:value-type="float">
            <text:p>16.700763</text:p>
          </table:table-cell>
          <table:table-cell office:value-type="float" office:value="15.646118" calcext:value-type="float">
            <text:p>15.646118</text:p>
          </table:table-cell>
          <table:table-cell office:value-type="float" office:value="6.694382" calcext:value-type="float">
            <text:p>6.694382</text:p>
          </table:table-cell>
          <table:table-cell office:value-type="float" office:value="8.751075" calcext:value-type="float">
            <text:p>8.751075</text:p>
          </table:table-cell>
          <table:table-cell office:value-type="float" office:value="6.875072" calcext:value-type="float">
            <text:p>6.875072</text:p>
          </table:table-cell>
          <table:table-cell office:value-type="float" office:value="15.859092" calcext:value-type="float">
            <text:p>15.859092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style-name="ce1" office:value-type="float" office:value="9.359736" calcext:value-type="float">
            <text:p>9.359736</text:p>
          </table:table-cell>
          <table:table-cell table:style-name="ce1" office:value-type="float" office:value="8.818063" calcext:value-type="float">
            <text:p>8.818063</text:p>
          </table:table-cell>
          <table:table-cell table:style-name="ce1" office:value-type="float" office:value="16.490597" calcext:value-type="float">
            <text:p>16.490597</text:p>
          </table:table-cell>
          <table:table-cell office:value-type="float" office:value="15.774376" calcext:value-type="float">
            <text:p>15.774376</text:p>
          </table:table-cell>
          <table:table-cell office:value-type="float" office:value="6.601581" calcext:value-type="float">
            <text:p>6.601581</text:p>
          </table:table-cell>
          <table:table-cell office:value-type="float" office:value="8.835133" calcext:value-type="float">
            <text:p>8.835133</text:p>
          </table:table-cell>
          <table:table-cell office:value-type="float" office:value="6.708362" calcext:value-type="float">
            <text:p>6.708362</text:p>
          </table:table-cell>
          <table:table-cell office:value-type="float" office:value="15.81169" calcext:value-type="float">
            <text:p>15.81169</text:p>
          </table:table-cell>
          <table:table-cell table:number-columns-repeated="21"/>
          <table:table-cell table:style-name="ce2"/>
          <table:table-cell/>
          <table:table-cell table:style-name="ce2"/>
        </table:table-row>
        <table:table-row table:style-name="ro1" table:number-rows-repeated="17">
          <table:table-cell table:number-columns-repeated="30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32"/>
          <table:table-cell table:style-name="ce2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bytes buff : 40 byte struc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2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0.077354" calcext:value-type="float">
            <text:p>20.077354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3.154129" calcext:value-type="float">
            <text:p>13.154129</text:p>
          </table:table-cell>
          <table:table-cell table:number-columns-repeated="2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17.212396" calcext:value-type="float">
            <text:p>17.21239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17.163992" calcext:value-type="float">
            <text:p>17.163992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40.908282" calcext:value-type="float">
            <text:p>40.908282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7.429721" calcext:value-type="float">
            <text:p>7.429721</text:p>
          </table:table-cell>
          <table:table-cell office:value-type="float" office:value="14.037524" calcext:value-type="float">
            <text:p>14.037524</text:p>
          </table:table-cell>
          <table:table-cell table:number-columns-repeated="2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245832" calcext:value-type="float">
            <text:p>17.245832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37.092164" calcext:value-type="float">
            <text:p>37.092164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17.21543" calcext:value-type="float">
            <text:p>17.21543</text:p>
          </table:table-cell>
          <table:table-cell office:value-type="float" office:value="14.57034" calcext:value-type="float">
            <text:p>14.57034</text:p>
          </table:table-cell>
          <table:table-cell table:number-columns-repeated="2" office:value-type="float" office:value="40.95632" calcext:value-type="float">
            <text:p>40.95632</text:p>
          </table:table-cell>
          <table:table-cell office:value-type="float" office:value="7.497946" calcext:value-type="float">
            <text:p>7.497946</text:p>
          </table:table-cell>
          <table:table-cell office:value-type="float" office:value="14.00893" calcext:value-type="float">
            <text:p>14.0089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.269646" calcext:value-type="float">
            <text:p>8.269646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2.981413" calcext:value-type="float">
            <text:p>12.98141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9.779438" calcext:value-type="float">
            <text:p>9.77943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14.932833" calcext:value-type="float">
            <text:p>14.93283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9.367798" calcext:value-type="float">
            <text:p>9.367798</text:p>
          </table:table-cell>
          <table:table-cell office:value-type="float" office:value="9.602196" calcext:value-type="float">
            <text:p>9.602196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6.498497" calcext:value-type="float">
            <text:p>6.49849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5.058111" calcext:value-type="float">
            <text:p>5.058111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6.643271" calcext:value-type="float">
            <text:p>6.64327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4.983663" calcext:value-type="float">
            <text:p>4.983663</text:p>
          </table:table-cell>
          <table:table-cell office:value-type="float" office:value="5.152868" calcext:value-type="float">
            <text:p>5.152868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90702" calcext:value-type="float">
            <text:p>5.090702</text:p>
          </table:table-cell>
          <table:table-cell office:value-type="float" office:value="6.850496" calcext:value-type="float">
            <text:p>6.850496</text:p>
          </table:table-cell>
          <table:table-cell office:value-type="float" office:value="15.089912" calcext:value-type="float">
            <text:p>15.089912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635192" calcext:value-type="float">
            <text:p>7.635192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3.011844" calcext:value-type="float">
            <text:p>13.011844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6.633569" calcext:value-type="float">
            <text:p>6.633569</text:p>
          </table:table-cell>
          <table:table-cell office:value-type="float" office:value="6.965139" calcext:value-type="float">
            <text:p>6.965139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7.388292" calcext:value-type="float">
            <text:p>17.388292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106688" calcext:value-type="float">
            <text:p>7.106688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7.851588" calcext:value-type="float">
            <text:p>17.851588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6.646853" calcext:value-type="float">
            <text:p>6.646853</text:p>
          </table:table-cell>
          <table:table-cell office:value-type="float" office:value="6.884809" calcext:value-type="float">
            <text:p>6.884809</text:p>
          </table:table-cell>
          <table:table-cell table:number-columns-repeated="22"/>
        </table:table-row>
        <table:table-row table:style-name="ro1" table:number-rows-repeated="3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einterpret_cast</text:p>
          </table:table-cell>
          <table:table-cell table:number-columns-repeated="9"/>
          <table:table-cell office:value-type="string" calcext:value-type="string">
            <text:p>reinterpret_cast / memcp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/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11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0.077354" calcext:value-type="float">
            <text:p>20.077354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3.154129" calcext:value-type="float">
            <text:p>13.154129</text:p>
          </table:table-cell>
          <table:table-cell/>
          <table:table-cell table:style-name="ce8" table:formula="of:=[.B79]/[.B88]-1" office:value-type="percentage" office:value="0.500000047185921" calcext:value-type="percentage">
            <text:p>50.00%</text:p>
          </table:table-cell>
          <table:table-cell table:style-name="ce8" table:formula="of:=[.C79]/[.C88]-1" office:value-type="percentage" office:value="0.500000047185921" calcext:value-type="percentage">
            <text:p>50.00%</text:p>
          </table:table-cell>
          <table:table-cell table:style-name="ce8" table:formula="of:=[.D79]/[.D88]-1" office:value-type="percentage" office:value="0.923076923076923" calcext:value-type="percentage">
            <text:p>92.31%</text:p>
          </table:table-cell>
          <table:table-cell table:style-name="ce8" table:formula="of:=[.E79]/[.E88]-1" office:value-type="percentage" office:value="1" calcext:value-type="percentage">
            <text:p>100.00%</text:p>
          </table:table-cell>
          <table:table-cell table:style-name="ce8" table:formula="of:=[.F79]/[.F88]-1" office:value-type="percentage" office:value="0.458333344802133" calcext:value-type="percentage">
            <text:p>45.83%</text:p>
          </table:table-cell>
          <table:table-cell table:style-name="ce8" table:formula="of:=[.G79]/[.G88]-1" office:value-type="percentage" office:value="0.333333333333334" calcext:value-type="percentage">
            <text:p>33.33%</text:p>
          </table:table-cell>
          <table:table-cell table:style-name="ce8" table:formula="of:=[.H79]/[.H88]-1" office:value-type="percentage" office:value="0.157894736842105" calcext:value-type="percentage">
            <text:p>15.79%</text:p>
          </table:table-cell>
          <table:table-cell table:style-name="ce8" table:formula="of:=[.I79]/[.I88]-1" office:value-type="percentage" office:value="0.666666701619201" calcext:value-type="percentage">
            <text:p>66.67%</text:p>
          </table:table-cell>
          <table:table-cell table:style-name="ce9" table:formula="of:=[.J79]/[.J88]-1" office:value-type="percentage" office:value="-0.0199998818254779" calcext:value-type="percentage">
            <text:p>-2.00%</text:p>
          </table:table-cell>
          <table:table-cell table:style-name="ce21" table:formula="of:=[.K79]/[.K88]-1" office:value-type="percentage" office:value="0.517241351468846" calcext:value-type="percentage">
            <text:p>51.72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17.212396" calcext:value-type="float">
            <text:p>17.21239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17.163992" calcext:value-type="float">
            <text:p>17.163992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40.908282" calcext:value-type="float">
            <text:p>40.908282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7.429721" calcext:value-type="float">
            <text:p>7.429721</text:p>
          </table:table-cell>
          <table:table-cell office:value-type="float" office:value="14.037524" calcext:value-type="float">
            <text:p>14.037524</text:p>
          </table:table-cell>
          <table:table-cell/>
          <table:table-cell table:style-name="ce8" table:formula="of:=[.B80]/[.B89]-1" office:value-type="percentage" office:value="0.590524565332537" calcext:value-type="percentage">
            <text:p>59.05%</text:p>
          </table:table-cell>
          <table:table-cell table:style-name="ce8" table:formula="of:=[.C80]/[.C89]-1" office:value-type="percentage" office:value="0.587704447296565" calcext:value-type="percentage">
            <text:p>58.77%</text:p>
          </table:table-cell>
          <table:table-cell table:style-name="ce8" table:formula="of:=[.D80]/[.D89]-1" office:value-type="percentage" office:value="1.14345478699356" calcext:value-type="percentage">
            <text:p>114.35%</text:p>
          </table:table-cell>
          <table:table-cell table:style-name="ce8" table:formula="of:=[.E80]/[.E89]-1" office:value-type="percentage" office:value="1.40733196005948" calcext:value-type="percentage">
            <text:p>140.73%</text:p>
          </table:table-cell>
          <table:table-cell table:style-name="ce8" table:formula="of:=[.F80]/[.F89]-1" office:value-type="percentage" office:value="0.586051756836825" calcext:value-type="percentage">
            <text:p>58.61%</text:p>
          </table:table-cell>
          <table:table-cell table:style-name="ce8" table:formula="of:=[.G80]/[.G89]-1" office:value-type="percentage" office:value="0.587704447296565" calcext:value-type="percentage">
            <text:p>58.77%</text:p>
          </table:table-cell>
          <table:table-cell table:style-name="ce8" table:formula="of:=[.H80]/[.H89]-1" office:value-type="percentage" office:value="1.4302949251992" calcext:value-type="percentage">
            <text:p>143.03%</text:p>
          </table:table-cell>
          <table:table-cell table:style-name="ce8" table:formula="of:=[.I80]/[.I89]-1" office:value-type="percentage" office:value="1.14405263858488" calcext:value-type="percentage">
            <text:p>114.41%</text:p>
          </table:table-cell>
          <table:table-cell table:style-name="ce8" table:formula="of:=[.J80]/[.J89]-1" office:value-type="percentage" office:value="0.193913640003362" calcext:value-type="percentage">
            <text:p>19.39%</text:p>
          </table:table-cell>
          <table:table-cell table:style-name="ce21" table:formula="of:=[.K80]/[.K89]-1" office:value-type="percentage" office:value="1.05542785771705" calcext:value-type="percentage">
            <text:p>105.54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245832" calcext:value-type="float">
            <text:p>17.245832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37.092164" calcext:value-type="float">
            <text:p>37.092164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17.21543" calcext:value-type="float">
            <text:p>17.21543</text:p>
          </table:table-cell>
          <table:table-cell office:value-type="float" office:value="14.57034" calcext:value-type="float">
            <text:p>14.57034</text:p>
          </table:table-cell>
          <table:table-cell table:number-columns-repeated="2" office:value-type="float" office:value="40.95632" calcext:value-type="float">
            <text:p>40.95632</text:p>
          </table:table-cell>
          <table:table-cell office:value-type="float" office:value="7.497946" calcext:value-type="float">
            <text:p>7.497946</text:p>
          </table:table-cell>
          <table:table-cell office:value-type="float" office:value="14.00893" calcext:value-type="float">
            <text:p>14.00893</text:p>
          </table:table-cell>
          <table:table-cell/>
          <table:table-cell table:style-name="ce8" table:formula="of:=[.B81]/[.B90]-1" office:value-type="percentage" office:value="0.599795176727327" calcext:value-type="percentage">
            <text:p>59.98%</text:p>
          </table:table-cell>
          <table:table-cell table:style-name="ce8" table:formula="of:=[.C81]/[.C90]-1" office:value-type="percentage" office:value="0.58956205199666" calcext:value-type="percentage">
            <text:p>58.96%</text:p>
          </table:table-cell>
          <table:table-cell table:style-name="ce8" table:formula="of:=[.D81]/[.D90]-1" office:value-type="percentage" office:value="1.13324215774431" calcext:value-type="percentage">
            <text:p>113.32%</text:p>
          </table:table-cell>
          <table:table-cell table:style-name="ce8" table:formula="of:=[.E81]/[.E90]-1" office:value-type="percentage" office:value="1.33217280490504" calcext:value-type="percentage">
            <text:p>133.22%</text:p>
          </table:table-cell>
          <table:table-cell table:style-name="ce8" table:formula="of:=[.F81]/[.F90]-1" office:value-type="percentage" office:value="0.5905934201986" calcext:value-type="percentage">
            <text:p>59.06%</text:p>
          </table:table-cell>
          <table:table-cell table:style-name="ce8" table:formula="of:=[.G81]/[.G90]-1" office:value-type="percentage" office:value="0.345010745065024" calcext:value-type="percentage">
            <text:p>34.50%</text:p>
          </table:table-cell>
          <table:table-cell table:style-name="ce8" table:formula="of:=[.H81]/[.H90]-1" office:value-type="percentage" office:value="1.36814297837736" calcext:value-type="percentage">
            <text:p>136.81%</text:p>
          </table:table-cell>
          <table:table-cell table:style-name="ce8" table:formula="of:=[.I81]/[.I90]-1" office:value-type="percentage" office:value="1.35807744608321" calcext:value-type="percentage">
            <text:p>135.81%</text:p>
          </table:table-cell>
          <table:table-cell table:style-name="ce8" table:formula="of:=[.J81]/[.J90]-1" office:value-type="percentage" office:value="0.222305724044482" calcext:value-type="percentage">
            <text:p>22.23%</text:p>
          </table:table-cell>
          <table:table-cell table:style-name="ce21" table:formula="of:=[.K81]/[.K90]-1" office:value-type="percentage" office:value="1.05924553535139" calcext:value-type="percentage">
            <text:p>105.92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.269646" calcext:value-type="float">
            <text:p>8.269646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2.981413" calcext:value-type="float">
            <text:p>12.98141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9.779438" calcext:value-type="float">
            <text:p>9.77943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14.932833" calcext:value-type="float">
            <text:p>14.93283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9.367798" calcext:value-type="float">
            <text:p>9.367798</text:p>
          </table:table-cell>
          <table:table-cell office:value-type="float" office:value="9.602196" calcext:value-type="float">
            <text:p>9.602196</text:p>
          </table:table-cell>
          <table:table-cell/>
          <table:table-cell table:style-name="ce8" table:formula="of:=[.B82]/[.B91]-1" office:value-type="percentage" office:value="0.113739487202693" calcext:value-type="percentage">
            <text:p>11.37%</text:p>
          </table:table-cell>
          <table:table-cell table:style-name="ce8" table:formula="of:=[.C82]/[.C91]-1" office:value-type="percentage" office:value="0.196993292101562" calcext:value-type="percentage">
            <text:p>19.70%</text:p>
          </table:table-cell>
          <table:table-cell table:style-name="ce8" table:formula="of:=[.D82]/[.D91]-1" office:value-type="percentage" office:value="0.277989199508628" calcext:value-type="percentage">
            <text:p>27.80%</text:p>
          </table:table-cell>
          <table:table-cell table:style-name="ce9" table:formula="of:=[.E82]/[.E91]-1" office:value-type="percentage" office:value="-0.0449585763835558" calcext:value-type="percentage">
            <text:p>-4.50%</text:p>
          </table:table-cell>
          <table:table-cell table:style-name="ce9" table:formula="of:=[.F82]/[.F91]-1" office:value-type="percentage" office:value="-0.103103202802588" calcext:value-type="percentage">
            <text:p>-10.31%</text:p>
          </table:table-cell>
          <table:table-cell table:style-name="ce9" table:formula="of:=[.G82]/[.G91]-1" office:value-type="percentage" office:value="-0.146897737355268" calcext:value-type="percentage">
            <text:p>-14.69%</text:p>
          </table:table-cell>
          <table:table-cell table:style-name="ce8" table:formula="of:=[.H82]/[.H91]-1" office:value-type="percentage" office:value="0.175080630806516" calcext:value-type="percentage">
            <text:p>17.51%</text:p>
          </table:table-cell>
          <table:table-cell table:style-name="ce8" table:formula="of:=[.I82]/[.I91]-1" office:value-type="percentage" office:value="0.289618407924203" calcext:value-type="percentage">
            <text:p>28.96%</text:p>
          </table:table-cell>
          <table:table-cell table:style-name="ce8" table:formula="of:=[.J82]/[.J91]-1" office:value-type="percentage" office:value="0.699474907531913" calcext:value-type="percentage">
            <text:p>69.95%</text:p>
          </table:table-cell>
          <table:table-cell table:style-name="ce21" table:formula="of:=[.K82]/[.K91]-1" office:value-type="percentage" office:value="0.72685154379391" calcext:value-type="percentage">
            <text:p>72.69%</text:p>
          </table:table-cell>
          <table:table-cell office:value-type="string" calcext:value-type="string">
            <text:p>L3 cache max size (maybe RAM)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6.498497" calcext:value-type="float">
            <text:p>6.49849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5.058111" calcext:value-type="float">
            <text:p>5.058111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6.643271" calcext:value-type="float">
            <text:p>6.64327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4.983663" calcext:value-type="float">
            <text:p>4.983663</text:p>
          </table:table-cell>
          <table:table-cell office:value-type="float" office:value="5.152868" calcext:value-type="float">
            <text:p>5.152868</text:p>
          </table:table-cell>
          <table:table-cell/>
          <table:table-cell table:style-name="ce8" table:formula="of:=[.B83]/[.B92]-1" office:value-type="percentage" office:value="0.0960620361992901" calcext:value-type="percentage">
            <text:p>9.61%</text:p>
          </table:table-cell>
          <table:table-cell table:style-name="ce8" table:formula="of:=[.C83]/[.C92]-1" office:value-type="percentage" office:value="0.0790779817406306" calcext:value-type="percentage">
            <text:p>7.91%</text:p>
          </table:table-cell>
          <table:table-cell table:style-name="ce8" table:formula="of:=[.D83]/[.D92]-1" office:value-type="percentage" office:value="0.148534157971283" calcext:value-type="percentage">
            <text:p>14.85%</text:p>
          </table:table-cell>
          <table:table-cell table:style-name="ce8" table:formula="of:=[.E83]/[.E92]-1" office:value-type="percentage" office:value="0.177817348883661" calcext:value-type="percentage">
            <text:p>17.78%</text:p>
          </table:table-cell>
          <table:table-cell table:style-name="ce8" table:formula="of:=[.F83]/[.F92]-1" office:value-type="percentage" office:value="0.0516765639499091" calcext:value-type="percentage">
            <text:p>5.17%</text:p>
          </table:table-cell>
          <table:table-cell table:style-name="ce8" table:formula="of:=[.G83]/[.G92]-1" office:value-type="percentage" office:value="0.0831563643921451" calcext:value-type="percentage">
            <text:p>8.32%</text:p>
          </table:table-cell>
          <table:table-cell table:style-name="ce8" table:formula="of:=[.H83]/[.H92]-1" office:value-type="percentage" office:value="0.17561187101889" calcext:value-type="percentage">
            <text:p>17.56%</text:p>
          </table:table-cell>
          <table:table-cell table:style-name="ce8" table:formula="of:=[.I83]/[.I92]-1" office:value-type="percentage" office:value="0.167782457988197" calcext:value-type="percentage">
            <text:p>16.78%</text:p>
          </table:table-cell>
          <table:table-cell table:style-name="ce8" table:formula="of:=[.J83]/[.J92]-1" office:value-type="percentage" office:value="0.135386447070874" calcext:value-type="percentage">
            <text:p>13.54%</text:p>
          </table:table-cell>
          <table:table-cell table:style-name="ce21" table:formula="of:=[.K83]/[.K92]-1" office:value-type="percentage" office:value="0.272131532833092" calcext:value-type="percentage">
            <text:p>27.21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90702" calcext:value-type="float">
            <text:p>5.090702</text:p>
          </table:table-cell>
          <table:table-cell table:number-columns-repeated="2" office:value-type="float" office:value="6.850496" calcext:value-type="float">
            <text:p>6.850496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635192" calcext:value-type="float">
            <text:p>7.635192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3.011844" calcext:value-type="float">
            <text:p>13.011844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6.633569" calcext:value-type="float">
            <text:p>6.633569</text:p>
          </table:table-cell>
          <table:table-cell office:value-type="float" office:value="6.965139" calcext:value-type="float">
            <text:p>6.965139</text:p>
          </table:table-cell>
          <table:table-cell/>
          <table:table-cell table:style-name="ce8" table:formula="of:=[.B84]/[.B93]-1" office:value-type="percentage" office:value="0.0763796427800427" calcext:value-type="percentage">
            <text:p>7.64%</text:p>
          </table:table-cell>
          <table:table-cell table:style-name="ce8" table:formula="of:=[.C84]/[.C93]-1" office:value-type="percentage" office:value="0.357448593577018" calcext:value-type="percentage">
            <text:p>35.74%</text:p>
          </table:table-cell>
          <table:table-cell table:style-name="ce9" table:formula="of:=[.D84]/[.D93]-1" office:value-type="percentage" office:value="-0.473174730675276" calcext:value-type="percentage">
            <text:p>-47.32%</text:p>
          </table:table-cell>
          <table:table-cell table:style-name="ce8" table:formula="of:=[.E84]/[.E93]-1" office:value-type="percentage" office:value="1.06265567264627" calcext:value-type="percentage">
            <text:p>106.27%</text:p>
          </table:table-cell>
          <table:table-cell table:style-name="ce9" table:formula="of:=[.F84]/[.F93]-1" office:value-type="percentage" office:value="-0.0048161256660787" calcext:value-type="percentage">
            <text:p>-0.48%</text:p>
          </table:table-cell>
          <table:table-cell table:style-name="ce9" table:formula="of:=[.G84]/[.G93]-1" office:value-type="percentage" office:value="-0.106710965138544" calcext:value-type="percentage">
            <text:p>-10.67%</text:p>
          </table:table-cell>
          <table:table-cell table:style-name="ce8" table:formula="of:=[.H84]/[.H93]-1" office:value-type="percentage" office:value="0.0796549642901416" calcext:value-type="percentage">
            <text:p>7.97%</text:p>
          </table:table-cell>
          <table:table-cell table:style-name="ce8" table:formula="of:=[.I84]/[.I93]-1" office:value-type="percentage" office:value="0.0870674593553806" calcext:value-type="percentage">
            <text:p>8.71%</text:p>
          </table:table-cell>
          <table:table-cell table:style-name="ce8" table:formula="of:=[.J84]/[.J93]-1" office:value-type="percentage" office:value="0.0403330097437578" calcext:value-type="percentage">
            <text:p>4.03%</text:p>
          </table:table-cell>
          <table:table-cell table:style-name="ce21" table:formula="of:=[.K84]/[.K93]-1" office:value-type="percentage" office:value="0.113139724934519" calcext:value-type="percentage">
            <text:p>11.31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7.388292" calcext:value-type="float">
            <text:p>17.388292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106688" calcext:value-type="float">
            <text:p>7.106688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7.851588" calcext:value-type="float">
            <text:p>17.851588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6.646853" calcext:value-type="float">
            <text:p>6.646853</text:p>
          </table:table-cell>
          <table:table-cell office:value-type="float" office:value="6.884809" calcext:value-type="float">
            <text:p>6.884809</text:p>
          </table:table-cell>
          <table:table-cell/>
          <table:table-cell table:style-name="ce9" table:formula="of:=[.B85]/[.B94]-1" office:value-type="percentage" office:value="-0.0567360611990947" calcext:value-type="percentage">
            <text:p>-5.67%</text:p>
          </table:table-cell>
          <table:table-cell table:style-name="ce8" table:formula="of:=[.C85]/[.C94]-1" office:value-type="percentage" office:value="0.159454203897853" calcext:value-type="percentage">
            <text:p>15.95%</text:p>
          </table:table-cell>
          <table:table-cell table:style-name="ce8" table:formula="of:=[.D85]/[.D94]-1" office:value-type="percentage" office:value="0.459201167072791" calcext:value-type="percentage">
            <text:p>45.92%</text:p>
          </table:table-cell>
          <table:table-cell table:style-name="ce8" table:formula="of:=[.E85]/[.E94]-1" office:value-type="percentage" office:value="0.29337374103027" calcext:value-type="percentage">
            <text:p>29.34%</text:p>
          </table:table-cell>
          <table:table-cell table:style-name="ce8" table:formula="of:=[.F85]/[.F94]-1" office:value-type="percentage" office:value="0.035452736508327" calcext:value-type="percentage">
            <text:p>3.55%</text:p>
          </table:table-cell>
          <table:table-cell table:style-name="ce8" table:formula="of:=[.G85]/[.G94]-1" office:value-type="percentage" office:value="0.0344801645335247" calcext:value-type="percentage">
            <text:p>3.45%</text:p>
          </table:table-cell>
          <table:table-cell table:style-name="ce8" table:formula="of:=[.H85]/[.H94]-1" office:value-type="percentage" office:value="0.241409860242897" calcext:value-type="percentage">
            <text:p>24.14%</text:p>
          </table:table-cell>
          <table:table-cell table:style-name="ce8" table:formula="of:=[.I85]/[.I94]-1" office:value-type="percentage" office:value="0.228706528023575" calcext:value-type="percentage">
            <text:p>22.87%</text:p>
          </table:table-cell>
          <table:table-cell table:style-name="ce8" table:formula="of:=[.J85]/[.J94]-1" office:value-type="percentage" office:value="0.0599318866678606" calcext:value-type="percentage">
            <text:p>5.99%</text:p>
          </table:table-cell>
          <table:table-cell table:style-name="ce21" table:formula="of:=[.K85]/[.K94]-1" office:value-type="percentage" office:value="0.350279997199342" calcext:value-type="percentage">
            <text:p>35.03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mcp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4"/>
          <table:table-cell office:value-type="string" calcext:value-type="string">
            <text:p>L3 avg:</text:p>
          </table:table-cell>
          <table:table-cell table:style-name="ce5" table:formula="of:=AVERAGE([.M79:.V82])" office:value-type="percentage" office:value="0.613648590545759" calcext:value-type="percentage">
            <text:p>61.36%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0.596381" calcext:value-type="float">
            <text:p>10.596381</text:p>
          </table:table-cell>
          <table:table-cell office:value-type="float" office:value="15.258789" calcext:value-type="float">
            <text:p>15.258789</text:p>
          </table:table-cell>
          <table:table-cell office:value-type="float" office:value="15.894572" calcext:value-type="float">
            <text:p>15.894572</text:p>
          </table:table-cell>
          <table:table-cell office:value-type="float" office:value="10.899135" calcext:value-type="float">
            <text:p>10.899135</text:p>
          </table:table-cell>
          <table:table-cell office:value-type="float" office:value="11.920929" calcext:value-type="float">
            <text:p>11.920929</text:p>
          </table:table-cell>
          <table:table-cell office:value-type="float" office:value="17.339533" calcext:value-type="float">
            <text:p>17.339533</text:p>
          </table:table-cell>
          <table:table-cell office:value-type="float" office:value="19.073486" calcext:value-type="float">
            <text:p>19.073486</text:p>
          </table:table-cell>
          <table:table-cell office:value-type="float" office:value="7.785096" calcext:value-type="float">
            <text:p>7.785096</text:p>
          </table:table-cell>
          <table:table-cell office:value-type="float" office:value="8.669767" calcext:value-type="float">
            <text:p>8.669767</text:p>
          </table:table-cell>
          <table:table-cell table:number-columns-repeated="4"/>
          <table:table-cell office:value-type="string" calcext:value-type="string">
            <text:p>Total avg:</text:p>
          </table:table-cell>
          <table:table-cell table:style-name="ce5" table:formula="of:=AVERAGE([.M79:.V85])" office:value-type="percentage" office:value="0.413867312195756" calcext:value-type="percentage">
            <text:p>41.39%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.821836" calcext:value-type="float">
            <text:p>10.821836</text:p>
          </table:table-cell>
          <table:table-cell office:value-type="float" office:value="10.841058" calcext:value-type="float">
            <text:p>10.841058</text:p>
          </table:table-cell>
          <table:table-cell office:value-type="float" office:value="17.020401" calcext:value-type="float">
            <text:p>17.020401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10.821836" calcext:value-type="float">
            <text:p>10.821836</text:p>
          </table:table-cell>
          <table:table-cell office:value-type="float" office:value="10.841058" calcext:value-type="float">
            <text:p>10.841058</text:p>
          </table:table-cell>
          <table:table-cell office:value-type="float" office:value="16.832641" calcext:value-type="float">
            <text:p>16.832641</text:p>
          </table:table-cell>
          <table:table-cell office:value-type="float" office:value="17.015655" calcext:value-type="float">
            <text:p>17.015655</text:p>
          </table:table-cell>
          <table:table-cell office:value-type="float" office:value="6.222997" calcext:value-type="float">
            <text:p>6.222997</text:p>
          </table:table-cell>
          <table:table-cell office:value-type="float" office:value="6.82949" calcext:value-type="float">
            <text:p>6.82949</text:p>
          </table:table-cell>
          <table:table-cell table:number-columns-repeated="4"/>
          <table:table-cell office:value-type="string" calcext:value-type="string">
            <text:p>RAM avg:</text:p>
          </table:table-cell>
          <table:table-cell table:style-name="ce5" table:formula="of:=AVERAGE([.M83:.V85])" office:value-type="percentage" office:value="0.147492274395752" calcext:value-type="percentage">
            <text:p>14.75%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.780025" calcext:value-type="float">
            <text:p>10.780025</text:p>
          </table:table-cell>
          <table:table-cell office:value-type="float" office:value="10.876314" calcext:value-type="float">
            <text:p>10.876314</text:p>
          </table:table-cell>
          <table:table-cell office:value-type="float" office:value="17.387695" calcext:value-type="float">
            <text:p>17.387695</text:p>
          </table:table-cell>
          <table:table-cell office:value-type="float" office:value="17.356174" calcext:value-type="float">
            <text:p>17.356174</text:p>
          </table:table-cell>
          <table:table-cell office:value-type="float" office:value="10.823275" calcext:value-type="float">
            <text:p>10.823275</text:p>
          </table:table-cell>
          <table:table-cell office:value-type="float" office:value="10.83288" calcext:value-type="float">
            <text:p>10.83288</text:p>
          </table:table-cell>
          <table:table-cell office:value-type="float" office:value="17.294699" calcext:value-type="float">
            <text:p>17.294699</text:p>
          </table:table-cell>
          <table:table-cell office:value-type="float" office:value="17.368522" calcext:value-type="float">
            <text:p>17.368522</text:p>
          </table:table-cell>
          <table:table-cell office:value-type="float" office:value="6.134264" calcext:value-type="float">
            <text:p>6.134264</text:p>
          </table:table-cell>
          <table:table-cell office:value-type="float" office:value="6.802943" calcext:value-type="float">
            <text:p>6.80294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.425117" calcext:value-type="float">
            <text:p>7.425117</text:p>
          </table:table-cell>
          <table:table-cell office:value-type="float" office:value="7.508611" calcext:value-type="float">
            <text:p>7.508611</text:p>
          </table:table-cell>
          <table:table-cell office:value-type="float" office:value="10.157686" calcext:value-type="float">
            <text:p>10.157686</text:p>
          </table:table-cell>
          <table:table-cell office:value-type="float" office:value="9.492894" calcext:value-type="float">
            <text:p>9.492894</text:p>
          </table:table-cell>
          <table:table-cell office:value-type="float" office:value="10.903638" calcext:value-type="float">
            <text:p>10.903638</text:p>
          </table:table-cell>
          <table:table-cell office:value-type="float" office:value="10.205535" calcext:value-type="float">
            <text:p>10.205535</text:p>
          </table:table-cell>
          <table:table-cell office:value-type="float" office:value="12.707922" calcext:value-type="float">
            <text:p>12.707922</text:p>
          </table:table-cell>
          <table:table-cell office:value-type="float" office:value="9.688697" calcext:value-type="float">
            <text:p>9.688697</text:p>
          </table:table-cell>
          <table:table-cell office:value-type="float" office:value="5.512172" calcext:value-type="float">
            <text:p>5.512172</text:p>
          </table:table-cell>
          <table:table-cell office:value-type="float" office:value="5.560522" calcext:value-type="float">
            <text:p>5.560522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.866449" calcext:value-type="float">
            <text:p>4.866449</text:p>
          </table:table-cell>
          <table:table-cell office:value-type="float" office:value="4.831054" calcext:value-type="float">
            <text:p>4.831054</text:p>
          </table:table-cell>
          <table:table-cell office:value-type="float" office:value="5.658079" calcext:value-type="float">
            <text:p>5.658079</text:p>
          </table:table-cell>
          <table:table-cell office:value-type="float" office:value="5.850509" calcext:value-type="float">
            <text:p>5.850509</text:p>
          </table:table-cell>
          <table:table-cell office:value-type="float" office:value="4.809569" calcext:value-type="float">
            <text:p>4.809569</text:p>
          </table:table-cell>
          <table:table-cell office:value-type="float" office:value="4.753659" calcext:value-type="float">
            <text:p>4.753659</text:p>
          </table:table-cell>
          <table:table-cell office:value-type="float" office:value="5.650905" calcext:value-type="float">
            <text:p>5.650905</text:p>
          </table:table-cell>
          <table:table-cell office:value-type="float" office:value="5.563615" calcext:value-type="float">
            <text:p>5.563615</text:p>
          </table:table-cell>
          <table:table-cell office:value-type="float" office:value="4.389398" calcext:value-type="float">
            <text:p>4.389398</text:p>
          </table:table-cell>
          <table:table-cell office:value-type="float" office:value="4.050578" calcext:value-type="float">
            <text:p>4.050578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4.729467" calcext:value-type="float">
            <text:p>4.729467</text:p>
          </table:table-cell>
          <table:table-cell office:value-type="float" office:value="5.046597" calcext:value-type="float">
            <text:p>5.046597</text:p>
          </table:table-cell>
          <table:table-cell office:value-type="float" office:value="13.003355" calcext:value-type="float">
            <text:p>13.003355</text:p>
          </table:table-cell>
          <table:table-cell office:value-type="float" office:value="6.657801" calcext:value-type="float">
            <text:p>6.657801</text:p>
          </table:table-cell>
          <table:table-cell office:value-type="float" office:value="7.672142" calcext:value-type="float">
            <text:p>7.672142</text:p>
          </table:table-cell>
          <table:table-cell office:value-type="float" office:value="7.736309" calcext:value-type="float">
            <text:p>7.736309</text:p>
          </table:table-cell>
          <table:table-cell office:value-type="float" office:value="12.051854" calcext:value-type="float">
            <text:p>12.051854</text:p>
          </table:table-cell>
          <table:table-cell office:value-type="float" office:value="11.351072" calcext:value-type="float">
            <text:p>11.351072</text:p>
          </table:table-cell>
          <table:table-cell office:value-type="float" office:value="6.37639" calcext:value-type="float">
            <text:p>6.37639</text:p>
          </table:table-cell>
          <table:table-cell office:value-type="float" office:value="6.257201" calcext:value-type="float">
            <text:p>6.257201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.229388" calcext:value-type="float">
            <text:p>7.229388</text:p>
          </table:table-cell>
          <table:table-cell office:value-type="float" office:value="6.454938" calcext:value-type="float">
            <text:p>6.454938</text:p>
          </table:table-cell>
          <table:table-cell office:value-type="float" office:value="11.916309" calcext:value-type="float">
            <text:p>11.916309</text:p>
          </table:table-cell>
          <table:table-cell office:value-type="float" office:value="13.966976" calcext:value-type="float">
            <text:p>13.966976</text:p>
          </table:table-cell>
          <table:table-cell office:value-type="float" office:value="6.863363" calcext:value-type="float">
            <text:p>6.863363</text:p>
          </table:table-cell>
          <table:table-cell office:value-type="float" office:value="7.098371" calcext:value-type="float">
            <text:p>7.098371</text:p>
          </table:table-cell>
          <table:table-cell office:value-type="float" office:value="14.380092" calcext:value-type="float">
            <text:p>14.380092</text:p>
          </table:table-cell>
          <table:table-cell office:value-type="float" office:value="13.963047" calcext:value-type="float">
            <text:p>13.963047</text:p>
          </table:table-cell>
          <table:table-cell office:value-type="float" office:value="6.271019" calcext:value-type="float">
            <text:p>6.271019</text:p>
          </table:table-cell>
          <table:table-cell office:value-type="float" office:value="5.098801" calcext:value-type="float">
            <text:p>5.098801</text:p>
          </table:table-cell>
          <table:table-cell table:number-columns-repeated="22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office:value-type="string" calcext:value-type="string">
            <text:p>32 bytes packed</text:p>
          </table:table-cell>
          <table:table-cell table:number-columns-repeated="11"/>
          <table:table-cell office:value-type="string" calcext:value-type="string">
            <text:p>Packed / unpack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/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1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42.385525" calcext:value-type="float">
            <text:p>42.385525</text:p>
          </table:table-cell>
          <table:table-cell office:value-type="float" office:value="47.683716" calcext:value-type="float">
            <text:p>47.683716</text:p>
          </table:table-cell>
          <table:table-cell office:value-type="float" office:value="25.431315" calcext:value-type="float">
            <text:p>25.431315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42.385525" calcext:value-type="float">
            <text:p>42.385525</text:p>
          </table:table-cell>
          <table:table-cell office:value-type="float" office:value="47.683716" calcext:value-type="float">
            <text:p>47.683716</text:p>
          </table:table-cell>
          <table:table-cell office:value-type="float" office:value="11.920929" calcext:value-type="float">
            <text:p>11.920929</text:p>
          </table:table-cell>
          <table:table-cell office:value-type="float" office:value="22.439396" calcext:value-type="float">
            <text:p>22.439396</text:p>
          </table:table-cell>
          <table:table-cell/>
          <table:table-cell table:style-name="ce10" table:formula="of:=[.B101]/[.B110]-1" office:value-type="percentage" office:value="0" calcext:value-type="percentage">
            <text:p>0.00%</text:p>
          </table:table-cell>
          <table:table-cell table:style-name="ce10" table:formula="of:=[.C101]/[.C110]-1" office:value-type="percentage" office:value="0" calcext:value-type="percentage">
            <text:p>0.00%</text:p>
          </table:table-cell>
          <table:table-cell table:style-name="ce10" table:formula="of:=[.D101]/[.D110]-1" office:value-type="percentage" office:value="0.111111096547556" calcext:value-type="percentage">
            <text:p>11.11%</text:p>
          </table:table-cell>
          <table:table-cell table:style-name="ce10" table:formula="of:=[.E101]/[.E110]-1" office:value-type="percentage" office:value="0.12500000884736" calcext:value-type="percentage">
            <text:p>12.50%</text:p>
          </table:table-cell>
          <table:table-cell table:style-name="ce10" table:formula="of:=[.F101]/[.F110]-1" office:value-type="percentage" office:value="-0.0666666837934078" calcext:value-type="percentage">
            <text:p>-6.67%</text:p>
          </table:table-cell>
          <table:table-cell table:style-name="ce10" table:formula="of:=[.G101]/[.G110]-1" office:value-type="percentage" office:value="-0.0769230841824492" calcext:value-type="percentage">
            <text:p>-7.69%</text:p>
          </table:table-cell>
          <table:table-cell table:style-name="ce10" table:formula="of:=[.H101]/[.H110]-1" office:value-type="percentage" office:value="0.111111096547556" calcext:value-type="percentage">
            <text:p>11.11%</text:p>
          </table:table-cell>
          <table:table-cell table:style-name="ce10" table:formula="of:=[.I101]/[.I110]-1" office:value-type="percentage" office:value="0.12500000884736" calcext:value-type="percentage">
            <text:p>12.50%</text:p>
          </table:table-cell>
          <table:table-cell table:style-name="ce10" table:formula="of:=[.J101]/[.J110]-1" office:value-type="percentage" office:value="0.0312499756697606" calcext:value-type="percentage">
            <text:p>3.12%</text:p>
          </table:table-cell>
          <table:table-cell table:style-name="ce10" table:formula="of:=[.K101]/[.K110]-1" office:value-type="percentage" office:value="0.176470625243859" calcext:value-type="percentage">
            <text:p>17.65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8.601292" calcext:value-type="float">
            <text:p>28.601292</text:p>
          </table:table-cell>
          <table:table-cell office:value-type="float" office:value="37.148604" calcext:value-type="float">
            <text:p>37.148604</text:p>
          </table:table-cell>
          <table:table-cell office:value-type="float" office:value="46.878" calcext:value-type="float">
            <text:p>46.878</text:p>
          </table:table-cell>
          <table:table-cell office:value-type="float" office:value="56.409571" calcext:value-type="float">
            <text:p>56.409571</text:p>
          </table:table-cell>
          <table:table-cell office:value-type="float" office:value="27.078596" calcext:value-type="float">
            <text:p>27.078596</text:p>
          </table:table-cell>
          <table:table-cell office:value-type="float" office:value="35.839786" calcext:value-type="float">
            <text:p>35.839786</text:p>
          </table:table-cell>
          <table:table-cell table:number-columns-repeated="2" office:value-type="float" office:value="53.445846" calcext:value-type="float">
            <text:p>53.445846</text:p>
          </table:table-cell>
          <table:table-cell office:value-type="float" office:value="11.176553" calcext:value-type="float">
            <text:p>11.176553</text:p>
          </table:table-cell>
          <table:table-cell office:value-type="float" office:value="22.902498" calcext:value-type="float">
            <text:p>22.902498</text:p>
          </table:table-cell>
          <table:table-cell/>
          <table:table-cell table:style-name="ce10" table:formula="of:=[.B102]/[.B111]-1" office:value-type="percentage" office:value="0.023430196983522" calcext:value-type="percentage">
            <text:p>2.34%</text:p>
          </table:table-cell>
          <table:table-cell table:style-name="ce10" table:formula="of:=[.C102]/[.C111]-1" office:value-type="percentage" office:value="0.0304321486940342" calcext:value-type="percentage">
            <text:p>3.04%</text:p>
          </table:table-cell>
          <table:table-cell table:style-name="ce10" table:formula="of:=[.D102]/[.D111]-1" office:value-type="percentage" office:value="0.0161290270138632" calcext:value-type="percentage">
            <text:p>1.61%</text:p>
          </table:table-cell>
          <table:table-cell table:style-name="ce10" table:formula="of:=[.E102]/[.E111]-1" office:value-type="percentage" office:value="0.00924214123414369" calcext:value-type="percentage">
            <text:p>0.92%</text:p>
          </table:table-cell>
          <table:table-cell table:style-name="ce10" table:formula="of:=[.F102]/[.F111]-1" office:value-type="percentage" office:value="-0.0354924758991515" calcext:value-type="percentage">
            <text:p>-3.55%</text:p>
          </table:table-cell>
          <table:table-cell table:style-name="ce10" table:formula="of:=[.G102]/[.G111]-1" office:value-type="percentage" office:value="-0.0176159721685436" calcext:value-type="percentage">
            <text:p>-1.76%</text:p>
          </table:table-cell>
          <table:table-cell table:style-name="ce10" table:formula="of:=[.H102]/[.H111]-1" office:value-type="percentage" office:value="0.00963222444933698" calcext:value-type="percentage">
            <text:p>0.96%</text:p>
          </table:table-cell>
          <table:table-cell table:style-name="ce10" table:formula="of:=[.I102]/[.I111]-1" office:value-type="percentage" office:value="0.0525394068297296" calcext:value-type="percentage">
            <text:p>5.25%</text:p>
          </table:table-cell>
          <table:table-cell table:style-name="ce10" table:formula="of:=[.J102]/[.J111]-1" office:value-type="percentage" office:value="0.0181285507708189" calcext:value-type="percentage">
            <text:p>1.81%</text:p>
          </table:table-cell>
          <table:table-cell table:style-name="ce10" table:formula="of:=[.K102]/[.K111]-1" office:value-type="percentage" office:value="0.03001875868843" calcext:value-type="percentage">
            <text:p>3.00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9.201678" calcext:value-type="float">
            <text:p>29.201678</text:p>
          </table:table-cell>
          <table:table-cell office:value-type="float" office:value="24.639514" calcext:value-type="float">
            <text:p>24.639514</text:p>
          </table:table-cell>
          <table:table-cell office:value-type="float" office:value="40.646071" calcext:value-type="float">
            <text:p>40.646071</text:p>
          </table:table-cell>
          <table:table-cell office:value-type="float" office:value="53.97162" calcext:value-type="float">
            <text:p>53.97162</text:p>
          </table:table-cell>
          <table:table-cell office:value-type="float" office:value="30.19487" calcext:value-type="float">
            <text:p>30.19487</text:p>
          </table:table-cell>
          <table:table-cell office:value-type="float" office:value="36.209214" calcext:value-type="float">
            <text:p>36.209214</text:p>
          </table:table-cell>
          <table:table-cell office:value-type="float" office:value="53.439997" calcext:value-type="float">
            <text:p>53.439997</text:p>
          </table:table-cell>
          <table:table-cell office:value-type="float" office:value="54.392475" calcext:value-type="float">
            <text:p>54.392475</text:p>
          </table:table-cell>
          <table:table-cell office:value-type="float" office:value="11.132216" calcext:value-type="float">
            <text:p>11.132216</text:p>
          </table:table-cell>
          <table:table-cell office:value-type="float" office:value="22.213787" calcext:value-type="float">
            <text:p>22.213787</text:p>
          </table:table-cell>
          <table:table-cell/>
          <table:table-cell table:style-name="ce10" table:formula="of:=[.B103]/[.B112]-1" office:value-type="percentage" office:value="0.00424616964863067" calcext:value-type="percentage">
            <text:p>0.42%</text:p>
          </table:table-cell>
          <table:table-cell table:style-name="ce10" table:formula="of:=[.C103]/[.C112]-1" office:value-type="percentage" office:value="-0.306353128342939" calcext:value-type="percentage">
            <text:p>-30.64%</text:p>
          </table:table-cell>
          <table:table-cell table:style-name="ce10" table:formula="of:=[.D103]/[.D112]-1" office:value-type="percentage" office:value="-0.143511186677654" calcext:value-type="percentage">
            <text:p>-14.35%</text:p>
          </table:table-cell>
          <table:table-cell table:style-name="ce10" table:formula="of:=[.E103]/[.E112]-1" office:value-type="percentage" office:value="0.0110533835336775" calcext:value-type="percentage">
            <text:p>1.11%</text:p>
          </table:table-cell>
          <table:table-cell table:style-name="ce10" table:formula="of:=[.F103]/[.F112]-1" office:value-type="percentage" office:value="0.0166965560017696" calcext:value-type="percentage">
            <text:p>1.67%</text:p>
          </table:table-cell>
          <table:table-cell table:style-name="ce10" table:formula="of:=[.G103]/[.G112]-1" office:value-type="percentage" office:value="0.00815720176483969" calcext:value-type="percentage">
            <text:p>0.82%</text:p>
          </table:table-cell>
          <table:table-cell table:style-name="ce10" table:formula="of:=[.H103]/[.H112]-1" office:value-type="percentage" office:value="0.00448726138468603" calcext:value-type="percentage">
            <text:p>0.45%</text:p>
          </table:table-cell>
          <table:table-cell table:style-name="ce10" table:formula="of:=[.I103]/[.I112]-1" office:value-type="percentage" office:value="0.0624930398542949" calcext:value-type="percentage">
            <text:p>6.25%</text:p>
          </table:table-cell>
          <table:table-cell table:style-name="ce10" table:formula="of:=[.J103]/[.J112]-1" office:value-type="percentage" office:value="0.0731157241081875" calcext:value-type="percentage">
            <text:p>7.31%</text:p>
          </table:table-cell>
          <table:table-cell table:style-name="ce10" table:formula="of:=[.K103]/[.K112]-1" office:value-type="percentage" office:value="0.0433101381607797" calcext:value-type="percentage">
            <text:p>4.33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8.933978" calcext:value-type="float">
            <text:p>18.933978</text:p>
          </table:table-cell>
          <table:table-cell office:value-type="float" office:value="18.113338" calcext:value-type="float">
            <text:p>18.113338</text:p>
          </table:table-cell>
          <table:table-cell office:value-type="float" office:value="24.640602" calcext:value-type="float">
            <text:p>24.640602</text:p>
          </table:table-cell>
          <table:table-cell office:value-type="float" office:value="16.889993" calcext:value-type="float">
            <text:p>16.889993</text:p>
          </table:table-cell>
          <table:table-cell office:value-type="float" office:value="18.805272" calcext:value-type="float">
            <text:p>18.805272</text:p>
          </table:table-cell>
          <table:table-cell office:value-type="float" office:value="17.489288" calcext:value-type="float">
            <text:p>17.489288</text:p>
          </table:table-cell>
          <table:table-cell office:value-type="float" office:value="24.416809" calcext:value-type="float">
            <text:p>24.416809</text:p>
          </table:table-cell>
          <table:table-cell office:value-type="float" office:value="21.50403" calcext:value-type="float">
            <text:p>21.50403</text:p>
          </table:table-cell>
          <table:table-cell office:value-type="float" office:value="10.736028" calcext:value-type="float">
            <text:p>10.736028</text:p>
          </table:table-cell>
          <table:table-cell office:value-type="float" office:value="15.332457" calcext:value-type="float">
            <text:p>15.332457</text:p>
          </table:table-cell>
          <table:table-cell/>
          <table:table-cell table:style-name="ce10" table:formula="of:=[.B104]/[.B113]-1" office:value-type="percentage" office:value="0.0591976012228841" calcext:value-type="percentage">
            <text:p>5.92%</text:p>
          </table:table-cell>
          <table:table-cell table:style-name="ce10" table:formula="of:=[.C104]/[.C113]-1" office:value-type="percentage" office:value="-0.0126775871692453" calcext:value-type="percentage">
            <text:p>-1.27%</text:p>
          </table:table-cell>
          <table:table-cell table:style-name="ce10" table:formula="of:=[.D104]/[.D113]-1" office:value-type="percentage" office:value="0.0472090181533329" calcext:value-type="percentage">
            <text:p>4.72%</text:p>
          </table:table-cell>
          <table:table-cell table:style-name="ce10" table:formula="of:=[.E104]/[.E113]-1" office:value-type="percentage" office:value="-0.0103123271598242" calcext:value-type="percentage">
            <text:p>-1.03%</text:p>
          </table:table-cell>
          <table:table-cell table:style-name="ce10" table:formula="of:=[.F104]/[.F113]-1" office:value-type="percentage" office:value="0.0558104385887097" calcext:value-type="percentage">
            <text:p>5.58%</text:p>
          </table:table-cell>
          <table:table-cell table:style-name="ce10" table:formula="of:=[.G104]/[.G113]-1" office:value-type="percentage" office:value="-0.0166419739481044" calcext:value-type="percentage">
            <text:p>-1.66%</text:p>
          </table:table-cell>
          <table:table-cell table:style-name="ce10" table:formula="of:=[.H104]/[.H113]-1" office:value-type="percentage" office:value="-0.0251778524360764" calcext:value-type="percentage">
            <text:p>-2.52%</text:p>
          </table:table-cell>
          <table:table-cell table:style-name="ce10" table:formula="of:=[.I104]/[.I113]-1" office:value-type="percentage" office:value="-0.00981544853354444" calcext:value-type="percentage">
            <text:p>-0.98%</text:p>
          </table:table-cell>
          <table:table-cell table:style-name="ce10" table:formula="of:=[.J104]/[.J113]-1" office:value-type="percentage" office:value="0.0500075552228105" calcext:value-type="percentage">
            <text:p>5.00%</text:p>
          </table:table-cell>
          <table:table-cell table:style-name="ce10" table:formula="of:=[.K104]/[.K113]-1" office:value-type="percentage" office:value="0.0129371580150723" calcext:value-type="percentage">
            <text:p>1.29%</text:p>
          </table:table-cell>
          <table:table-cell office:value-type="string" calcext:value-type="string">
            <text:p>L3 cache max size (maybe RAM)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.487498" calcext:value-type="float">
            <text:p>7.487498</text:p>
          </table:table-cell>
          <table:table-cell office:value-type="float" office:value="7.828549" calcext:value-type="float">
            <text:p>7.828549</text:p>
          </table:table-cell>
          <table:table-cell office:value-type="float" office:value="11.23745" calcext:value-type="float">
            <text:p>11.23745</text:p>
          </table:table-cell>
          <table:table-cell office:value-type="float" office:value="12.830577" calcext:value-type="float">
            <text:p>12.830577</text:p>
          </table:table-cell>
          <table:table-cell office:value-type="float" office:value="7.60314" calcext:value-type="float">
            <text:p>7.60314</text:p>
          </table:table-cell>
          <table:table-cell office:value-type="float" office:value="7.933768" calcext:value-type="float">
            <text:p>7.933768</text:p>
          </table:table-cell>
          <table:table-cell office:value-type="float" office:value="12.161994" calcext:value-type="float">
            <text:p>12.161994</text:p>
          </table:table-cell>
          <table:table-cell office:value-type="float" office:value="13.000401" calcext:value-type="float">
            <text:p>13.000401</text:p>
          </table:table-cell>
          <table:table-cell office:value-type="float" office:value="7.94306" calcext:value-type="float">
            <text:p>7.94306</text:p>
          </table:table-cell>
          <table:table-cell office:value-type="float" office:value="7.58465" calcext:value-type="float">
            <text:p>7.58465</text:p>
          </table:table-cell>
          <table:table-cell/>
          <table:table-cell table:style-name="ce10" table:formula="of:=[.B105]/[.B114]-1" office:value-type="percentage" office:value="-0.0355278777923649" calcext:value-type="percentage">
            <text:p>-3.55%</text:p>
          </table:table-cell>
          <table:table-cell table:style-name="ce10" table:formula="of:=[.C105]/[.C114]-1" office:value-type="percentage" office:value="-0.0254691001508003" calcext:value-type="percentage">
            <text:p>-2.55%</text:p>
          </table:table-cell>
          <table:table-cell table:style-name="ce10" table:formula="of:=[.D105]/[.D114]-1" office:value-type="percentage" office:value="-0.071003430709692" calcext:value-type="percentage">
            <text:p>-7.10%</text:p>
          </table:table-cell>
          <table:table-cell table:style-name="ce10" table:formula="of:=[.E105]/[.E114]-1" office:value-type="percentage" office:value="-0.0798017022400909" calcext:value-type="percentage">
            <text:p>-7.98%</text:p>
          </table:table-cell>
          <table:table-cell table:style-name="ce10" table:formula="of:=[.F105]/[.F114]-1" office:value-type="percentage" office:value="-0.0219378780546352" calcext:value-type="percentage">
            <text:p>-2.19%</text:p>
          </table:table-cell>
          <table:table-cell table:style-name="ce10" table:formula="of:=[.G105]/[.G114]-1" office:value-type="percentage" office:value="0.113750774201555" calcext:value-type="percentage">
            <text:p>11.38%</text:p>
          </table:table-cell>
          <table:table-cell table:style-name="ce10" table:formula="of:=[.H105]/[.H114]-1" office:value-type="percentage" office:value="0.0193252837718507" calcext:value-type="percentage">
            <text:p>1.93%</text:p>
          </table:table-cell>
          <table:table-cell table:style-name="ce10" table:formula="of:=[.I105]/[.I114]-1" office:value-type="percentage" office:value="0.180972235381582" calcext:value-type="percentage">
            <text:p>18.10%</text:p>
          </table:table-cell>
          <table:table-cell table:style-name="ce10" table:formula="of:=[.J105]/[.J114]-1" office:value-type="percentage" office:value="0.367980541515045" calcext:value-type="percentage">
            <text:p>36.80%</text:p>
          </table:table-cell>
          <table:table-cell table:style-name="ce10" table:formula="of:=[.K105]/[.K114]-1" office:value-type="percentage" office:value="0.206361804361553" calcext:value-type="percentage">
            <text:p>20.64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803752" calcext:value-type="float">
            <text:p>7.803752</text:p>
          </table:table-cell>
          <table:table-cell office:value-type="float" office:value="7.867965" calcext:value-type="float">
            <text:p>7.867965</text:p>
          </table:table-cell>
          <table:table-cell office:value-type="float" office:value="14.407654" calcext:value-type="float">
            <text:p>14.407654</text:p>
          </table:table-cell>
          <table:table-cell office:value-type="float" office:value="15.179792" calcext:value-type="float">
            <text:p>15.179792</text:p>
          </table:table-cell>
          <table:table-cell office:value-type="float" office:value="8.06961" calcext:value-type="float">
            <text:p>8.06961</text:p>
          </table:table-cell>
          <table:table-cell office:value-type="float" office:value="7.910748" calcext:value-type="float">
            <text:p>7.910748</text:p>
          </table:table-cell>
          <table:table-cell office:value-type="float" office:value="15.288126" calcext:value-type="float">
            <text:p>15.288126</text:p>
          </table:table-cell>
          <table:table-cell office:value-type="float" office:value="15.191318" calcext:value-type="float">
            <text:p>15.191318</text:p>
          </table:table-cell>
          <table:table-cell office:value-type="float" office:value="7.57125" calcext:value-type="float">
            <text:p>7.57125</text:p>
          </table:table-cell>
          <table:table-cell office:value-type="float" office:value="7.559839" calcext:value-type="float">
            <text:p>7.559839</text:p>
          </table:table-cell>
          <table:table-cell/>
          <table:table-cell table:style-name="ce10" table:formula="of:=[.B106]/[.B115]-1" office:value-type="percentage" office:value="0.0915953717347267" calcext:value-type="percentage">
            <text:p>9.16%</text:p>
          </table:table-cell>
          <table:table-cell table:style-name="ce10" table:formula="of:=[.C106]/[.C115]-1" office:value-type="percentage" office:value="0.0273240960800387" calcext:value-type="percentage">
            <text:p>2.73%</text:p>
          </table:table-cell>
          <table:table-cell table:style-name="ce10" table:formula="of:=[.D106]/[.D115]-1" office:value-type="percentage" office:value="0.0137935668862639" calcext:value-type="percentage">
            <text:p>1.38%</text:p>
          </table:table-cell>
          <table:table-cell table:style-name="ce10" table:formula="of:=[.E106]/[.E115]-1" office:value-type="percentage" office:value="-0.00637499685805965" calcext:value-type="percentage">
            <text:p>-0.64%</text:p>
          </table:table-cell>
          <table:table-cell table:style-name="ce10" table:formula="of:=[.F106]/[.F115]-1" office:value-type="percentage" office:value="0.014251105266631" calcext:value-type="percentage">
            <text:p>1.43%</text:p>
          </table:table-cell>
          <table:table-cell table:style-name="ce10" table:formula="of:=[.G106]/[.G115]-1" office:value-type="percentage" office:value="0.00564110041565535" calcext:value-type="percentage">
            <text:p>0.56%</text:p>
          </table:table-cell>
          <table:table-cell table:style-name="ce10" table:formula="of:=[.H106]/[.H115]-1" office:value-type="percentage" office:value="-0.0327796915776987" calcext:value-type="percentage">
            <text:p>-3.28%</text:p>
          </table:table-cell>
          <table:table-cell table:style-name="ce10" table:formula="of:=[.I106]/[.I115]-1" office:value-type="percentage" office:value="0.0154295131474682" calcext:value-type="percentage">
            <text:p>1.54%</text:p>
          </table:table-cell>
          <table:table-cell table:style-name="ce10" table:formula="of:=[.J106]/[.J115]-1" office:value-type="percentage" office:value="0.0593112144068284" calcext:value-type="percentage">
            <text:p>5.93%</text:p>
          </table:table-cell>
          <table:table-cell table:style-name="ce10" table:formula="of:=[.K106]/[.K115]-1" office:value-type="percentage" office:value="0.00625394823325465" calcext:value-type="percentage">
            <text:p>0.63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.581015" calcext:value-type="float">
            <text:p>7.581015</text:p>
          </table:table-cell>
          <table:table-cell office:value-type="float" office:value="7.799047" calcext:value-type="float">
            <text:p>7.799047</text:p>
          </table:table-cell>
          <table:table-cell office:value-type="float" office:value="18.741938" calcext:value-type="float">
            <text:p>18.741938</text:p>
          </table:table-cell>
          <table:table-cell office:value-type="float" office:value="18.708959" calcext:value-type="float">
            <text:p>18.708959</text:p>
          </table:table-cell>
          <table:table-cell office:value-type="float" office:value="7.585138" calcext:value-type="float">
            <text:p>7.585138</text:p>
          </table:table-cell>
          <table:table-cell office:value-type="float" office:value="7.781396" calcext:value-type="float">
            <text:p>7.781396</text:p>
          </table:table-cell>
          <table:table-cell office:value-type="float" office:value="19.386845" calcext:value-type="float">
            <text:p>19.386845</text:p>
          </table:table-cell>
          <table:table-cell office:value-type="float" office:value="18.92986" calcext:value-type="float">
            <text:p>18.92986</text:p>
          </table:table-cell>
          <table:table-cell office:value-type="float" office:value="6.970907" calcext:value-type="float">
            <text:p>6.970907</text:p>
          </table:table-cell>
          <table:table-cell office:value-type="float" office:value="7.402354" calcext:value-type="float">
            <text:p>7.402354</text:p>
          </table:table-cell>
          <table:table-cell/>
          <table:table-cell table:style-name="ce10" table:formula="of:=[.B107]/[.B116]-1" office:value-type="percentage" office:value="-0.0252561156668072" calcext:value-type="percentage">
            <text:p>-2.53%</text:p>
          </table:table-cell>
          <table:table-cell table:style-name="ce10" table:formula="of:=[.C107]/[.C116]-1" office:value-type="percentage" office:value="0.00919854538603393" calcext:value-type="percentage">
            <text:p>0.92%</text:p>
          </table:table-cell>
          <table:table-cell table:style-name="ce10" table:formula="of:=[.D107]/[.D116]-1" office:value-type="percentage" office:value="0.00566969495407776" calcext:value-type="percentage">
            <text:p>0.57%</text:p>
          </table:table-cell>
          <table:table-cell table:style-name="ce10" table:formula="of:=[.E107]/[.E116]-1" office:value-type="percentage" office:value="0.00674091170708424" calcext:value-type="percentage">
            <text:p>0.67%</text:p>
          </table:table-cell>
          <table:table-cell table:style-name="ce10" table:formula="of:=[.F107]/[.F116]-1" office:value-type="percentage" office:value="-0.022180311310983" calcext:value-type="percentage">
            <text:p>-2.22%</text:p>
          </table:table-cell>
          <table:table-cell table:style-name="ce10" table:formula="of:=[.G107]/[.G116]-1" office:value-type="percentage" office:value="0.0094353598588186" calcext:value-type="percentage">
            <text:p>0.94%</text:p>
          </table:table-cell>
          <table:table-cell table:style-name="ce10" table:formula="of:=[.H107]/[.H116]-1" office:value-type="percentage" office:value="0.0108635196112064" calcext:value-type="percentage">
            <text:p>1.09%</text:p>
          </table:table-cell>
          <table:table-cell table:style-name="ce10" table:formula="of:=[.I107]/[.I116]-1" office:value-type="percentage" office:value="0.0125761497130317" calcext:value-type="percentage">
            <text:p>1.26%</text:p>
          </table:table-cell>
          <table:table-cell table:style-name="ce10" table:formula="of:=[.J107]/[.J116]-1" office:value-type="percentage" office:value="0.00560628293761556" calcext:value-type="percentage">
            <text:p>0.56%</text:p>
          </table:table-cell>
          <table:table-cell table:style-name="ce10" table:formula="of:=[.K107]/[.K116]-1" office:value-type="percentage" office:value="0.0106383646845614" calcext:value-type="percentage">
            <text:p>1.06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 bytes unpacked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4"/>
          <table:table-cell office:value-type="string" calcext:value-type="string">
            <text:p>L3 avg:</text:p>
          </table:table-cell>
          <table:table-cell table:style-name="ce5" table:formula="of:=AVERAGE([.M101:.V104])" office:value-type="percentage" office:value="0.0149257197929016" calcext:value-type="percentage">
            <text:p>1.49%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38.146973" calcext:value-type="float">
            <text:p>38.146973</text:p>
          </table:table-cell>
          <table:table-cell office:value-type="float" office:value="42.385525" calcext:value-type="float">
            <text:p>42.385525</text:p>
          </table:table-cell>
          <table:table-cell office:value-type="float" office:value="27.247838" calcext:value-type="float">
            <text:p>27.247838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38.146973" calcext:value-type="float">
            <text:p>38.146973</text:p>
          </table:table-cell>
          <table:table-cell office:value-type="float" office:value="42.385525" calcext:value-type="float">
            <text:p>42.385525</text:p>
          </table:table-cell>
          <table:table-cell office:value-type="float" office:value="11.559689" calcext:value-type="float">
            <text:p>11.559689</text:p>
          </table:table-cell>
          <table:table-cell office:value-type="float" office:value="19.073486" calcext:value-type="float">
            <text:p>19.073486</text:p>
          </table:table-cell>
          <table:table-cell table:number-columns-repeated="4"/>
          <table:table-cell office:value-type="string" calcext:value-type="string">
            <text:p>Total avg:</text:p>
          </table:table-cell>
          <table:table-cell table:style-name="ce5" table:formula="of:=AVERAGE([.M101:.V107])" office:value-type="percentage" office:value="0.0209916724515688" calcext:value-type="percentage">
            <text:p>2.10%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.9465" calcext:value-type="float">
            <text:p>27.9465</text:p>
          </table:table-cell>
          <table:table-cell office:value-type="float" office:value="36.05148" calcext:value-type="float">
            <text:p>36.05148</text:p>
          </table:table-cell>
          <table:table-cell office:value-type="float" office:value="46.133905" calcext:value-type="float">
            <text:p>46.133905</text:p>
          </table:table-cell>
          <table:table-cell office:value-type="float" office:value="55.893" calcext:value-type="float">
            <text:p>55.893</text:p>
          </table:table-cell>
          <table:table-cell office:value-type="float" office:value="28.075049" calcext:value-type="float">
            <text:p>28.075049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52.935955" calcext:value-type="float">
            <text:p>52.935955</text:p>
          </table:table-cell>
          <table:table-cell office:value-type="float" office:value="50.778" calcext:value-type="float">
            <text:p>50.778</text:p>
          </table:table-cell>
          <table:table-cell office:value-type="float" office:value="10.977546" calcext:value-type="float">
            <text:p>10.977546</text:p>
          </table:table-cell>
          <table:table-cell office:value-type="float" office:value="22.23503" calcext:value-type="float">
            <text:p>22.23503</text:p>
          </table:table-cell>
          <table:table-cell table:number-columns-repeated="4"/>
          <table:table-cell office:value-type="string" calcext:value-type="string">
            <text:p>RAM avg:</text:p>
          </table:table-cell>
          <table:table-cell table:style-name="ce5" table:formula="of:=AVERAGE([.M105:.V107])" office:value-type="percentage" office:value="0.0290796093297917" calcext:value-type="percentage">
            <text:p>2.91%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9.078207" calcext:value-type="float">
            <text:p>29.078207</text:p>
          </table:table-cell>
          <table:table-cell office:value-type="float" office:value="35.521697" calcext:value-type="float">
            <text:p>35.521697</text:p>
          </table:table-cell>
          <table:table-cell office:value-type="float" office:value="47.456628" calcext:value-type="float">
            <text:p>47.456628</text:p>
          </table:table-cell>
          <table:table-cell office:value-type="float" office:value="53.381573" calcext:value-type="float">
            <text:p>53.381573</text:p>
          </table:table-cell>
          <table:table-cell office:value-type="float" office:value="29.698999" calcext:value-type="float">
            <text:p>29.698999</text:p>
          </table:table-cell>
          <table:table-cell office:value-type="float" office:value="35.916238" calcext:value-type="float">
            <text:p>35.916238</text:p>
          </table:table-cell>
          <table:table-cell office:value-type="float" office:value="53.201269" calcext:value-type="float">
            <text:p>53.201269</text:p>
          </table:table-cell>
          <table:table-cell office:value-type="float" office:value="51.193253" calcext:value-type="float">
            <text:p>51.193253</text:p>
          </table:table-cell>
          <table:table-cell office:value-type="float" office:value="10.373733" calcext:value-type="float">
            <text:p>10.373733</text:p>
          </table:table-cell>
          <table:table-cell office:value-type="float" office:value="21.291643" calcext:value-type="float">
            <text:p>21.29164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.875775" calcext:value-type="float">
            <text:p>17.875775</text:p>
          </table:table-cell>
          <table:table-cell office:value-type="float" office:value="18.34592" calcext:value-type="float">
            <text:p>18.34592</text:p>
          </table:table-cell>
          <table:table-cell office:value-type="float" office:value="23.529784" calcext:value-type="float">
            <text:p>23.529784</text:p>
          </table:table-cell>
          <table:table-cell office:value-type="float" office:value="17.065983" calcext:value-type="float">
            <text:p>17.065983</text:p>
          </table:table-cell>
          <table:table-cell office:value-type="float" office:value="17.81122" calcext:value-type="float">
            <text:p>17.81122</text:p>
          </table:table-cell>
          <table:table-cell office:value-type="float" office:value="17.78527" calcext:value-type="float">
            <text:p>17.78527</text:p>
          </table:table-cell>
          <table:table-cell office:value-type="float" office:value="25.04745" calcext:value-type="float">
            <text:p>25.04745</text:p>
          </table:table-cell>
          <table:table-cell office:value-type="float" office:value="21.717194" calcext:value-type="float">
            <text:p>21.717194</text:p>
          </table:table-cell>
          <table:table-cell office:value-type="float" office:value="10.224715" calcext:value-type="float">
            <text:p>10.224715</text:p>
          </table:table-cell>
          <table:table-cell office:value-type="float" office:value="15.136632" calcext:value-type="float">
            <text:p>15.136632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.763312" calcext:value-type="float">
            <text:p>7.763312</text:p>
          </table:table-cell>
          <table:table-cell office:value-type="float" office:value="8.033146" calcext:value-type="float">
            <text:p>8.033146</text:p>
          </table:table-cell>
          <table:table-cell office:value-type="float" office:value="12.096331" calcext:value-type="float">
            <text:p>12.096331</text:p>
          </table:table-cell>
          <table:table-cell office:value-type="float" office:value="13.943274" calcext:value-type="float">
            <text:p>13.943274</text:p>
          </table:table-cell>
          <table:table-cell office:value-type="float" office:value="7.773678" calcext:value-type="float">
            <text:p>7.773678</text:p>
          </table:table-cell>
          <table:table-cell office:value-type="float" office:value="7.123468" calcext:value-type="float">
            <text:p>7.123468</text:p>
          </table:table-cell>
          <table:table-cell office:value-type="float" office:value="11.931416" calcext:value-type="float">
            <text:p>11.931416</text:p>
          </table:table-cell>
          <table:table-cell office:value-type="float" office:value="11.008219" calcext:value-type="float">
            <text:p>11.008219</text:p>
          </table:table-cell>
          <table:table-cell office:value-type="float" office:value="5.806413" calcext:value-type="float">
            <text:p>5.806413</text:p>
          </table:table-cell>
          <table:table-cell office:value-type="float" office:value="6.28721" calcext:value-type="float">
            <text:p>6.28721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148942" calcext:value-type="float">
            <text:p>7.148942</text:p>
          </table:table-cell>
          <table:table-cell office:value-type="float" office:value="7.658698" calcext:value-type="float">
            <text:p>7.658698</text:p>
          </table:table-cell>
          <table:table-cell office:value-type="float" office:value="14.211625" calcext:value-type="float">
            <text:p>14.211625</text:p>
          </table:table-cell>
          <table:table-cell office:value-type="float" office:value="15.277184" calcext:value-type="float">
            <text:p>15.277184</text:p>
          </table:table-cell>
          <table:table-cell office:value-type="float" office:value="7.956225" calcext:value-type="float">
            <text:p>7.956225</text:p>
          </table:table-cell>
          <table:table-cell office:value-type="float" office:value="7.866373" calcext:value-type="float">
            <text:p>7.866373</text:p>
          </table:table-cell>
          <table:table-cell office:value-type="float" office:value="15.80625" calcext:value-type="float">
            <text:p>15.80625</text:p>
          </table:table-cell>
          <table:table-cell office:value-type="float" office:value="14.960485" calcext:value-type="float">
            <text:p>14.960485</text:p>
          </table:table-cell>
          <table:table-cell office:value-type="float" office:value="7.147333" calcext:value-type="float">
            <text:p>7.147333</text:p>
          </table:table-cell>
          <table:table-cell office:value-type="float" office:value="7.512854" calcext:value-type="float">
            <text:p>7.512854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.777443" calcext:value-type="float">
            <text:p>7.777443</text:p>
          </table:table-cell>
          <table:table-cell office:value-type="float" office:value="7.727961" calcext:value-type="float">
            <text:p>7.727961</text:p>
          </table:table-cell>
          <table:table-cell office:value-type="float" office:value="18.636276" calcext:value-type="float">
            <text:p>18.636276</text:p>
          </table:table-cell>
          <table:table-cell office:value-type="float" office:value="18.583688" calcext:value-type="float">
            <text:p>18.583688</text:p>
          </table:table-cell>
          <table:table-cell office:value-type="float" office:value="7.757195" calcext:value-type="float">
            <text:p>7.757195</text:p>
          </table:table-cell>
          <table:table-cell office:value-type="float" office:value="7.708662" calcext:value-type="float">
            <text:p>7.708662</text:p>
          </table:table-cell>
          <table:table-cell office:value-type="float" office:value="19.178499" calcext:value-type="float">
            <text:p>19.178499</text:p>
          </table:table-cell>
          <table:table-cell office:value-type="float" office:value="18.694752" calcext:value-type="float">
            <text:p>18.694752</text:p>
          </table:table-cell>
          <table:table-cell office:value-type="float" office:value="6.932044" calcext:value-type="float">
            <text:p>6.932044</text:p>
          </table:table-cell>
          <table:table-cell office:value-type="float" office:value="7.324434" calcext:value-type="float">
            <text:p>7.324434</text:p>
          </table:table-cell>
          <table:table-cell table:number-columns-repeated="2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40 bytes (original)</text:p>
          </table:table-cell>
          <table:table-cell table:number-columns-repeated="11"/>
          <table:table-cell office:value-type="string" calcext:value-type="string">
            <text:p>32 bytes packed / 40 byt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/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11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1.789144" calcext:value-type="float">
            <text:p>31.789144</text:p>
          </table:table-cell>
          <table:table-cell table:number-columns-repeated="2" office:value-type="float" office:value="15.894572" calcext:value-type="float">
            <text:p>15.894572</text:p>
          </table:table-cell>
          <table:table-cell office:value-type="float" office:value="20.077354" calcext:value-type="float">
            <text:p>20.077354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7.629395" calcext:value-type="float">
            <text:p>7.629395</text:p>
          </table:table-cell>
          <table:table-cell office:value-type="float" office:value="13.154129" calcext:value-type="float">
            <text:p>13.154129</text:p>
          </table:table-cell>
          <table:table-cell/>
          <table:table-cell table:style-name="ce11" table:formula="of:=[.B101]/[.B120]-1" office:value-type="percentage" office:value="0.846153831635102" calcext:value-type="percentage">
            <text:p>84.62%</text:p>
          </table:table-cell>
          <table:table-cell table:style-name="ce12" table:formula="of:=[.C101]/[.C120]-1" office:value-type="percentage" office:value="1" calcext:value-type="percentage">
            <text:p>100.00%</text:p>
          </table:table-cell>
          <table:table-cell table:style-name="ce13" table:formula="of:=[.D101]/[.D120]-1" office:value-type="percentage" office:value="0.444444444444445" calcext:value-type="percentage">
            <text:p>44.44%</text:p>
          </table:table-cell>
          <table:table-cell table:style-name="ce14" table:formula="of:=[.E101]/[.E120]-1" office:value-type="percentage" office:value="0.5" calcext:value-type="percentage">
            <text:p>50.00%</text:p>
          </table:table-cell>
          <table:table-cell table:style-name="ce16" table:formula="of:=[.F101]/[.F120]-1" office:value-type="percentage" office:value="0.599999987417088" calcext:value-type="percentage">
            <text:p>60.00%</text:p>
          </table:table-cell>
          <table:table-cell table:style-name="ce17" table:formula="of:=[.G101]/[.G120]-1" office:value-type="percentage" office:value="0.846153831635102" calcext:value-type="percentage">
            <text:p>84.62%</text:p>
          </table:table-cell>
          <table:table-cell table:style-name="ce18" table:formula="of:=[.H101]/[.H120]-1" office:value-type="percentage" office:value="1.11111110557696" calcext:value-type="percentage">
            <text:p>111.11%</text:p>
          </table:table-cell>
          <table:table-cell table:style-name="ce19" table:formula="of:=[.I101]/[.I120]-1" office:value-type="percentage" office:value="0.5" calcext:value-type="percentage">
            <text:p>50.00%</text:p>
          </table:table-cell>
          <table:table-cell table:style-name="ce20" table:formula="of:=[.J101]/[.J120]-1" office:value-type="percentage" office:value="0.562499909888006" calcext:value-type="percentage">
            <text:p>56.25%</text:p>
          </table:table-cell>
          <table:table-cell table:style-name="ce22" table:formula="of:=[.K101]/[.K120]-1" office:value-type="percentage" office:value="0.705882312694364" calcext:value-type="percentage">
            <text:p>70.59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17.212396" calcext:value-type="float">
            <text:p>17.21239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17.163992" calcext:value-type="float">
            <text:p>17.163992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40.908282" calcext:value-type="float">
            <text:p>40.908282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7.429721" calcext:value-type="float">
            <text:p>7.429721</text:p>
          </table:table-cell>
          <table:table-cell office:value-type="float" office:value="14.037524" calcext:value-type="float">
            <text:p>14.037524</text:p>
          </table:table-cell>
          <table:table-cell/>
          <table:table-cell table:style-name="ce11" table:formula="of:=[.B102]/[.B121]-1" office:value-type="percentage" office:value="0.66166825350753" calcext:value-type="percentage">
            <text:p>66.17%</text:p>
          </table:table-cell>
          <table:table-cell table:style-name="ce12" table:formula="of:=[.C102]/[.C121]-1" office:value-type="percentage" office:value="1.15824711446332" calcext:value-type="percentage">
            <text:p>115.82%</text:p>
          </table:table-cell>
          <table:table-cell table:style-name="ce13" table:formula="of:=[.D102]/[.D121]-1" office:value-type="percentage" office:value="0.284946245401215" calcext:value-type="percentage">
            <text:p>28.49%</text:p>
          </table:table-cell>
          <table:table-cell table:style-name="ce14" table:formula="of:=[.E102]/[.E121]-1" office:value-type="percentage" office:value="0.361367837315958" calcext:value-type="percentage">
            <text:p>36.14%</text:p>
          </table:table-cell>
          <table:table-cell table:style-name="ce16" table:formula="of:=[.F102]/[.F121]-1" office:value-type="percentage" office:value="0.577639747210323" calcext:value-type="percentage">
            <text:p>57.76%</text:p>
          </table:table-cell>
          <table:table-cell table:style-name="ce17" table:formula="of:=[.G102]/[.G121]-1" office:value-type="percentage" office:value="1.08220784601981" calcext:value-type="percentage">
            <text:p>108.22%</text:p>
          </table:table-cell>
          <table:table-cell table:style-name="ce18" table:formula="of:=[.H102]/[.H121]-1" office:value-type="percentage" office:value="0.306479846794837" calcext:value-type="percentage">
            <text:p>30.65%</text:p>
          </table:table-cell>
          <table:table-cell table:style-name="ce19" table:formula="of:=[.I102]/[.I121]-1" office:value-type="percentage" office:value="0.464973743546899" calcext:value-type="percentage">
            <text:p>46.50%</text:p>
          </table:table-cell>
          <table:table-cell table:style-name="ce20" table:formula="of:=[.J102]/[.J121]-1" office:value-type="percentage" office:value="0.504303189850601" calcext:value-type="percentage">
            <text:p>50.43%</text:p>
          </table:table-cell>
          <table:table-cell table:style-name="ce22" table:formula="of:=[.K102]/[.K121]-1" office:value-type="percentage" office:value="0.631519775139833" calcext:value-type="percentage">
            <text:p>63.15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.245832" calcext:value-type="float">
            <text:p>17.245832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37.092164" calcext:value-type="float">
            <text:p>37.092164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17.21543" calcext:value-type="float">
            <text:p>17.21543</text:p>
          </table:table-cell>
          <table:table-cell office:value-type="float" office:value="14.57034" calcext:value-type="float">
            <text:p>14.57034</text:p>
          </table:table-cell>
          <table:table-cell table:number-columns-repeated="2" office:value-type="float" office:value="40.95632" calcext:value-type="float">
            <text:p>40.95632</text:p>
          </table:table-cell>
          <table:table-cell office:value-type="float" office:value="7.497946" calcext:value-type="float">
            <text:p>7.497946</text:p>
          </table:table-cell>
          <table:table-cell office:value-type="float" office:value="14.00893" calcext:value-type="float">
            <text:p>14.00893</text:p>
          </table:table-cell>
          <table:table-cell/>
          <table:table-cell table:style-name="ce11" table:formula="of:=[.B103]/[.B122]-1" office:value-type="percentage" office:value="0.693260029437838" calcext:value-type="percentage">
            <text:p>69.33%</text:p>
          </table:table-cell>
          <table:table-cell table:style-name="ce12" table:formula="of:=[.C103]/[.C122]-1" office:value-type="percentage" office:value="0.425190484167117" calcext:value-type="percentage">
            <text:p>42.52%</text:p>
          </table:table-cell>
          <table:table-cell table:style-name="ce13" table:formula="of:=[.D103]/[.D122]-1" office:value-type="percentage" office:value="0.0958128784289858" calcext:value-type="percentage">
            <text:p>9.58%</text:p>
          </table:table-cell>
          <table:table-cell table:style-name="ce14" table:formula="of:=[.E103]/[.E122]-1" office:value-type="percentage" office:value="0.333370160288912" calcext:value-type="percentage">
            <text:p>33.34%</text:p>
          </table:table-cell>
          <table:table-cell table:style-name="ce16" table:formula="of:=[.F103]/[.F122]-1" office:value-type="percentage" office:value="0.753942248320257" calcext:value-type="percentage">
            <text:p>75.39%</text:p>
          </table:table-cell>
          <table:table-cell table:style-name="ce17" table:formula="of:=[.G103]/[.G122]-1" office:value-type="percentage" office:value="1.4851317127809" calcext:value-type="percentage">
            <text:p>148.51%</text:p>
          </table:table-cell>
          <table:table-cell table:style-name="ce18" table:formula="of:=[.H103]/[.H122]-1" office:value-type="percentage" office:value="0.304804655301062" calcext:value-type="percentage">
            <text:p>30.48%</text:p>
          </table:table-cell>
          <table:table-cell table:style-name="ce19" table:formula="of:=[.I103]/[.I122]-1" office:value-type="percentage" office:value="0.32806060212441" calcext:value-type="percentage">
            <text:p>32.81%</text:p>
          </table:table-cell>
          <table:table-cell table:style-name="ce20" table:formula="of:=[.J103]/[.J122]-1" office:value-type="percentage" office:value="0.484702077075508" calcext:value-type="percentage">
            <text:p>48.47%</text:p>
          </table:table-cell>
          <table:table-cell table:style-name="ce22" table:formula="of:=[.K103]/[.K122]-1" office:value-type="percentage" office:value="0.585687629247915" calcext:value-type="percentage">
            <text:p>58.57%</text:p>
          </table:table-cell>
          <table:table-cell office:value-type="string" calcext:value-type="string">
            <text:p>L3 cache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.269646" calcext:value-type="float">
            <text:p>8.269646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2.981413" calcext:value-type="float">
            <text:p>12.98141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9.779438" calcext:value-type="float">
            <text:p>9.77943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14.932833" calcext:value-type="float">
            <text:p>14.93283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9.367798" calcext:value-type="float">
            <text:p>9.367798</text:p>
          </table:table-cell>
          <table:table-cell office:value-type="float" office:value="9.602196" calcext:value-type="float">
            <text:p>9.602196</text:p>
          </table:table-cell>
          <table:table-cell/>
          <table:table-cell table:style-name="ce11" table:formula="of:=[.B104]/[.B123]-1" office:value-type="percentage" office:value="1.28957539415835" calcext:value-type="percentage">
            <text:p>128.96%</text:p>
          </table:table-cell>
          <table:table-cell table:style-name="ce12" table:formula="of:=[.C104]/[.C123]-1" office:value-type="percentage" office:value="1.015334637997" calcext:value-type="percentage">
            <text:p>101.53%</text:p>
          </table:table-cell>
          <table:table-cell table:style-name="ce13" table:formula="of:=[.D104]/[.D123]-1" office:value-type="percentage" office:value="0.89814483215348" calcext:value-type="percentage">
            <text:p>89.81%</text:p>
          </table:table-cell>
          <table:table-cell table:style-name="ce14" table:formula="of:=[.E104]/[.E123]-1" office:value-type="percentage" office:value="0.862981873035472" calcext:value-type="percentage">
            <text:p>86.30%</text:p>
          </table:table-cell>
          <table:table-cell table:style-name="ce16" table:formula="of:=[.F104]/[.F123]-1" office:value-type="percentage" office:value="0.922939948082906" calcext:value-type="percentage">
            <text:p>92.29%</text:p>
          </table:table-cell>
          <table:table-cell table:style-name="ce17" table:formula="of:=[.G104]/[.G123]-1" office:value-type="percentage" office:value="1.00879333682886" calcext:value-type="percentage">
            <text:p>100.88%</text:p>
          </table:table-cell>
          <table:table-cell table:style-name="ce18" table:formula="of:=[.H104]/[.H123]-1" office:value-type="percentage" office:value="0.635108957556815" calcext:value-type="percentage">
            <text:p>63.51%</text:p>
          </table:table-cell>
          <table:table-cell table:style-name="ce19" table:formula="of:=[.I104]/[.I123]-1" office:value-type="percentage" office:value="0.721049095770198" calcext:value-type="percentage">
            <text:p>72.10%</text:p>
          </table:table-cell>
          <table:table-cell table:style-name="ce20" table:formula="of:=[.J104]/[.J123]-1" office:value-type="percentage" office:value="0.146056736065402" calcext:value-type="percentage">
            <text:p>14.61%</text:p>
          </table:table-cell>
          <table:table-cell table:style-name="ce22" table:formula="of:=[.K104]/[.K123]-1" office:value-type="percentage" office:value="0.596765677351306" calcext:value-type="percentage">
            <text:p>59.68%</text:p>
          </table:table-cell>
          <table:table-cell office:value-type="string" calcext:value-type="string">
            <text:p>L3 cache max size (maybe RAM)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.33393" calcext:value-type="float">
            <text:p>5.33393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6.498497" calcext:value-type="float">
            <text:p>6.49849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5.058111" calcext:value-type="float">
            <text:p>5.058111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6.643271" calcext:value-type="float">
            <text:p>6.64327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4.983663" calcext:value-type="float">
            <text:p>4.983663</text:p>
          </table:table-cell>
          <table:table-cell office:value-type="float" office:value="5.152868" calcext:value-type="float">
            <text:p>5.152868</text:p>
          </table:table-cell>
          <table:table-cell/>
          <table:table-cell table:style-name="ce11" table:formula="of:=[.B105]/[.B124]-1" office:value-type="percentage" office:value="0.403748830599577" calcext:value-type="percentage">
            <text:p>40.37%</text:p>
          </table:table-cell>
          <table:table-cell table:style-name="ce12" table:formula="of:=[.C105]/[.C124]-1" office:value-type="percentage" office:value="0.501711654751774" calcext:value-type="percentage">
            <text:p>50.17%</text:p>
          </table:table-cell>
          <table:table-cell table:style-name="ce13" table:formula="of:=[.D105]/[.D124]-1" office:value-type="percentage" office:value="0.72923831464414" calcext:value-type="percentage">
            <text:p>72.92%</text:p>
          </table:table-cell>
          <table:table-cell table:style-name="ce14" table:formula="of:=[.E105]/[.E124]-1" office:value-type="percentage" office:value="0.861978185214526" calcext:value-type="percentage">
            <text:p>86.20%</text:p>
          </table:table-cell>
          <table:table-cell table:style-name="ce16" table:formula="of:=[.F105]/[.F124]-1" office:value-type="percentage" office:value="0.503157997125804" calcext:value-type="percentage">
            <text:p>50.32%</text:p>
          </table:table-cell>
          <table:table-cell table:style-name="ce17" table:formula="of:=[.G105]/[.G124]-1" office:value-type="percentage" office:value="0.540849834413034" calcext:value-type="percentage">
            <text:p>54.08%</text:p>
          </table:table-cell>
          <table:table-cell table:style-name="ce18" table:formula="of:=[.H105]/[.H124]-1" office:value-type="percentage" office:value="0.830723750393443" calcext:value-type="percentage">
            <text:p>83.07%</text:p>
          </table:table-cell>
          <table:table-cell table:style-name="ce19" table:formula="of:=[.I105]/[.I124]-1" office:value-type="percentage" office:value="1.00095688963616" calcext:value-type="percentage">
            <text:p>100.10%</text:p>
          </table:table-cell>
          <table:table-cell table:style-name="ce20" table:formula="of:=[.J105]/[.J124]-1" office:value-type="percentage" office:value="0.593819646312361" calcext:value-type="percentage">
            <text:p>59.38%</text:p>
          </table:table-cell>
          <table:table-cell table:style-name="ce22" table:formula="of:=[.K105]/[.K124]-1" office:value-type="percentage" office:value="0.471927866190246" calcext:value-type="percentage">
            <text:p>47.19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.090702" calcext:value-type="float">
            <text:p>5.090702</text:p>
          </table:table-cell>
          <table:table-cell office:value-type="float" office:value="6.850496" calcext:value-type="float">
            <text:p>6.850496</text:p>
          </table:table-cell>
          <table:table-cell office:value-type="float" office:value="15.089912" calcext:value-type="float">
            <text:p>15.089912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635192" calcext:value-type="float">
            <text:p>7.635192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3.011844" calcext:value-type="float">
            <text:p>13.011844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6.633569" calcext:value-type="float">
            <text:p>6.633569</text:p>
          </table:table-cell>
          <table:table-cell office:value-type="float" office:value="6.965139" calcext:value-type="float">
            <text:p>6.965139</text:p>
          </table:table-cell>
          <table:table-cell/>
          <table:table-cell table:style-name="ce11" table:formula="of:=[.B106]/[.B125]-1" office:value-type="percentage" office:value="0.532942215042248" calcext:value-type="percentage">
            <text:p>53.29%</text:p>
          </table:table-cell>
          <table:table-cell table:style-name="ce12" table:formula="of:=[.C106]/[.C125]-1" office:value-type="percentage" office:value="0.148524865936715" calcext:value-type="percentage">
            <text:p>14.85%</text:p>
          </table:table-cell>
          <table:table-cell table:style-name="ce13" table:formula="of:=[.D106]/[.D125]-1" office:value-type="percentage" office:value="-0.0452128547866946" calcext:value-type="percentage">
            <text:p>-4.52%</text:p>
          </table:table-cell>
          <table:table-cell table:style-name="ce14" table:formula="of:=[.E106]/[.E125]-1" office:value-type="percentage" office:value="0.105371531166625" calcext:value-type="percentage">
            <text:p>10.54%</text:p>
          </table:table-cell>
          <table:table-cell table:style-name="ce16" table:formula="of:=[.F106]/[.F125]-1" office:value-type="percentage" office:value="0.0568968010234714" calcext:value-type="percentage">
            <text:p>5.69%</text:p>
          </table:table-cell>
          <table:table-cell table:style-name="ce17" table:formula="of:=[.G106]/[.G125]-1" office:value-type="percentage" office:value="0.144700148753538" calcext:value-type="percentage">
            <text:p>14.47%</text:p>
          </table:table-cell>
          <table:table-cell table:style-name="ce18" table:formula="of:=[.H106]/[.H125]-1" office:value-type="percentage" office:value="0.174939232287138" calcext:value-type="percentage">
            <text:p>17.49%</text:p>
          </table:table-cell>
          <table:table-cell table:style-name="ce19" table:formula="of:=[.I106]/[.I125]-1" office:value-type="percentage" office:value="0.231124802775763" calcext:value-type="percentage">
            <text:p>23.11%</text:p>
          </table:table-cell>
          <table:table-cell table:style-name="ce20" table:formula="of:=[.J106]/[.J125]-1" office:value-type="percentage" office:value="0.141353922752594" calcext:value-type="percentage">
            <text:p>14.14%</text:p>
          </table:table-cell>
          <table:table-cell table:style-name="ce22" table:formula="of:=[.K106]/[.K125]-1" office:value-type="percentage" office:value="0.0853823592034559" calcext:value-type="percentage">
            <text:p>8.54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6.819221" calcext:value-type="float">
            <text:p>6.819221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7.388292" calcext:value-type="float">
            <text:p>17.388292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106688" calcext:value-type="float">
            <text:p>7.106688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7.851588" calcext:value-type="float">
            <text:p>17.851588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6.646853" calcext:value-type="float">
            <text:p>6.646853</text:p>
          </table:table-cell>
          <table:table-cell office:value-type="float" office:value="6.884809" calcext:value-type="float">
            <text:p>6.884809</text:p>
          </table:table-cell>
          <table:table-cell/>
          <table:table-cell table:style-name="ce11" table:formula="of:=[.B107]/[.B126]-1" office:value-type="percentage" office:value="0.111712760152516" calcext:value-type="percentage">
            <text:p>11.17%</text:p>
          </table:table-cell>
          <table:table-cell table:style-name="ce12" table:formula="of:=[.C107]/[.C126]-1" office:value-type="percentage" office:value="0.0420675275463458" calcext:value-type="percentage">
            <text:p>4.21%</text:p>
          </table:table-cell>
          <table:table-cell table:style-name="ce13" table:formula="of:=[.D107]/[.D126]-1" office:value-type="percentage" office:value="0.0778481290744371" calcext:value-type="percentage">
            <text:p>7.78%</text:p>
          </table:table-cell>
          <table:table-cell table:style-name="ce14" table:formula="of:=[.E107]/[.E126]-1" office:value-type="percentage" office:value="0.0356742941412227" calcext:value-type="percentage">
            <text:p>3.57%</text:p>
          </table:table-cell>
          <table:table-cell table:style-name="ce16" table:formula="of:=[.F107]/[.F126]-1" office:value-type="percentage" office:value="0.0673239067199798" calcext:value-type="percentage">
            <text:p>6.73%</text:p>
          </table:table-cell>
          <table:table-cell table:style-name="ce17" table:formula="of:=[.G107]/[.G126]-1" office:value-type="percentage" office:value="0.0596846791637999" calcext:value-type="percentage">
            <text:p>5.97%</text:p>
          </table:table-cell>
          <table:table-cell table:style-name="ce18" table:formula="of:=[.H107]/[.H126]-1" office:value-type="percentage" office:value="0.0860011445480369" calcext:value-type="percentage">
            <text:p>8.60%</text:p>
          </table:table-cell>
          <table:table-cell table:style-name="ce19" table:formula="of:=[.I107]/[.I126]-1" office:value-type="percentage" office:value="0.103364575743274" calcext:value-type="percentage">
            <text:p>10.34%</text:p>
          </table:table-cell>
          <table:table-cell table:style-name="ce20" table:formula="of:=[.J107]/[.J126]-1" office:value-type="percentage" office:value="0.0487529963427806" calcext:value-type="percentage">
            <text:p>4.88%</text:p>
          </table:table-cell>
          <table:table-cell table:style-name="ce22" table:formula="of:=[.K107]/[.K126]-1" office:value-type="percentage" office:value="0.0751720200226325" calcext:value-type="percentage">
            <text:p>7.52%</text:p>
          </table:table-cell>
          <table:table-cell office:value-type="string" calcext:value-type="string">
            <text:p>RAM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L3 avg:</text:p>
          </table:table-cell>
          <table:table-cell table:style-name="ce5" table:formula="of:=AVERAGE([.M120:.V123])" office:value-type="percentage" office:value="0.668407799717852" calcext:value-type="percentage">
            <text:p>66.84%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Total avg:</text:p>
          </table:table-cell>
          <table:table-cell table:style-name="ce5" table:formula="of:=AVERAGE([.M120:.V126])" office:value-type="percentage" office:value="0.5065435716515" calcext:value-type="percentage">
            <text:p>50.65%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RAM avg:</text:p>
          </table:table-cell>
          <table:table-cell table:style-name="ce5" table:formula="of:=AVERAGE([.M124:.V126])" office:value-type="percentage" office:value="0.290724600896365" calcext:value-type="percentage">
            <text:p>29.07%</text:p>
          </table:table-cell>
          <table:table-cell table:number-columns-repeated="16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32 bytes vs 40 by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cbuf_seq_w_32</text:p>
          </table:table-cell>
          <table:table-cell office:value-type="string" calcext:value-type="string">
            <text:p>cbuf_seq_w_40</text:p>
          </table:table-cell>
          <table:table-cell office:value-type="string" calcext:value-type="string">
            <text:p>cbuf_seq_r_32</text:p>
          </table:table-cell>
          <table:table-cell office:value-type="string" calcext:value-type="string">
            <text:p>cbuf_seq_r_40</text:p>
          </table:table-cell>
          <table:table-cell office:value-type="string" calcext:value-type="string">
            <text:p>cbuf_wrap_w_32</text:p>
          </table:table-cell>
          <table:table-cell office:value-type="string" calcext:value-type="string">
            <text:p>cbuf_wrap_w_40</text:p>
          </table:table-cell>
          <table:table-cell office:value-type="string" calcext:value-type="string">
            <text:p>cbuf_wrap_r_32</text:p>
          </table:table-cell>
          <table:table-cell office:value-type="string" calcext:value-type="string">
            <text:p>cbuf_wrap_r_40</text:p>
          </table:table-cell>
          <table:table-cell office:value-type="string" calcext:value-type="string">
            <text:p>cbuf_alt_32</text:p>
          </table:table-cell>
          <table:table-cell office:value-type="string" calcext:value-type="string">
            <text:p>cbuf_alt_40</text:p>
          </table:table-cell>
          <table:table-cell table:number-columns-repeated="2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15.894572" calcext:value-type="float">
            <text:p>15.894572</text:p>
          </table:table-cell>
          <table:table-cell office:value-type="float" office:value="47.683716" calcext:value-type="float">
            <text:p>47.683716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15.894572" calcext:value-type="float">
            <text:p>15.894572</text:p>
          </table:table-cell>
          <table:table-cell office:value-type="float" office:value="47.683716" calcext:value-type="float">
            <text:p>47.683716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22.439396" calcext:value-type="float">
            <text:p>22.439396</text:p>
          </table:table-cell>
          <table:table-cell office:value-type="float" office:value="13.154129" calcext:value-type="float">
            <text:p>13.154129</text:p>
          </table:table-cell>
          <table:table-cell table:number-columns-repeated="2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7.148604" calcext:value-type="float">
            <text:p>37.148604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56.409571" calcext:value-type="float">
            <text:p>56.409571</text:p>
          </table:table-cell>
          <table:table-cell office:value-type="float" office:value="41.435951" calcext:value-type="float">
            <text:p>41.435951</text:p>
          </table:table-cell>
          <table:table-cell office:value-type="float" office:value="35.839786" calcext:value-type="float">
            <text:p>35.839786</text:p>
          </table:table-cell>
          <table:table-cell office:value-type="float" office:value="17.212396" calcext:value-type="float">
            <text:p>17.212396</text:p>
          </table:table-cell>
          <table:table-cell office:value-type="float" office:value="53.445846" calcext:value-type="float">
            <text:p>53.445846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22.902498" calcext:value-type="float">
            <text:p>22.902498</text:p>
          </table:table-cell>
          <table:table-cell office:value-type="float" office:value="14.037524" calcext:value-type="float">
            <text:p>14.037524</text:p>
          </table:table-cell>
          <table:table-cell table:number-columns-repeated="2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4.639514" calcext:value-type="float">
            <text:p>24.639514</text:p>
          </table:table-cell>
          <table:table-cell office:value-type="float" office:value="17.288576" calcext:value-type="float">
            <text:p>17.288576</text:p>
          </table:table-cell>
          <table:table-cell office:value-type="float" office:value="53.97162" calcext:value-type="float">
            <text:p>53.97162</text:p>
          </table:table-cell>
          <table:table-cell office:value-type="float" office:value="40.477597" calcext:value-type="float">
            <text:p>40.477597</text:p>
          </table:table-cell>
          <table:table-cell office:value-type="float" office:value="36.209214" calcext:value-type="float">
            <text:p>36.209214</text:p>
          </table:table-cell>
          <table:table-cell office:value-type="float" office:value="14.57034" calcext:value-type="float">
            <text:p>14.57034</text:p>
          </table:table-cell>
          <table:table-cell office:value-type="float" office:value="54.392475" calcext:value-type="float">
            <text:p>54.392475</text:p>
          </table:table-cell>
          <table:table-cell office:value-type="float" office:value="40.95632" calcext:value-type="float">
            <text:p>40.95632</text:p>
          </table:table-cell>
          <table:table-cell office:value-type="float" office:value="22.213787" calcext:value-type="float">
            <text:p>22.213787</text:p>
          </table:table-cell>
          <table:table-cell office:value-type="float" office:value="14.00893" calcext:value-type="float">
            <text:p>14.00893</text:p>
          </table:table-cell>
          <table:table-cell table:number-columns-repeated="2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8.113338" calcext:value-type="float">
            <text:p>18.113338</text:p>
          </table:table-cell>
          <table:table-cell office:value-type="float" office:value="8.987757" calcext:value-type="float">
            <text:p>8.987757</text:p>
          </table:table-cell>
          <table:table-cell office:value-type="float" office:value="16.889993" calcext:value-type="float">
            <text:p>16.889993</text:p>
          </table:table-cell>
          <table:table-cell office:value-type="float" office:value="9.066107" calcext:value-type="float">
            <text:p>9.066107</text:p>
          </table:table-cell>
          <table:table-cell office:value-type="float" office:value="17.489288" calcext:value-type="float">
            <text:p>17.489288</text:p>
          </table:table-cell>
          <table:table-cell office:value-type="float" office:value="8.706365" calcext:value-type="float">
            <text:p>8.706365</text:p>
          </table:table-cell>
          <table:table-cell office:value-type="float" office:value="21.50403" calcext:value-type="float">
            <text:p>21.50403</text:p>
          </table:table-cell>
          <table:table-cell office:value-type="float" office:value="12.494722" calcext:value-type="float">
            <text:p>12.494722</text:p>
          </table:table-cell>
          <table:table-cell office:value-type="float" office:value="15.332457" calcext:value-type="float">
            <text:p>15.332457</text:p>
          </table:table-cell>
          <table:table-cell office:value-type="float" office:value="9.602196" calcext:value-type="float">
            <text:p>9.602196</text:p>
          </table:table-cell>
          <table:table-cell table:number-columns-repeated="2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.828549" calcext:value-type="float">
            <text:p>7.828549</text:p>
          </table:table-cell>
          <table:table-cell office:value-type="float" office:value="5.213084" calcext:value-type="float">
            <text:p>5.213084</text:p>
          </table:table-cell>
          <table:table-cell office:value-type="float" office:value="12.830577" calcext:value-type="float">
            <text:p>12.830577</text:p>
          </table:table-cell>
          <table:table-cell office:value-type="float" office:value="6.890831" calcext:value-type="float">
            <text:p>6.890831</text:p>
          </table:table-cell>
          <table:table-cell office:value-type="float" office:value="7.933768" calcext:value-type="float">
            <text:p>7.933768</text:p>
          </table:table-cell>
          <table:table-cell office:value-type="float" office:value="5.148956" calcext:value-type="float">
            <text:p>5.148956</text:p>
          </table:table-cell>
          <table:table-cell office:value-type="float" office:value="13.000401" calcext:value-type="float">
            <text:p>13.000401</text:p>
          </table:table-cell>
          <table:table-cell office:value-type="float" office:value="6.497092" calcext:value-type="float">
            <text:p>6.497092</text:p>
          </table:table-cell>
          <table:table-cell office:value-type="float" office:value="7.58465" calcext:value-type="float">
            <text:p>7.58465</text:p>
          </table:table-cell>
          <table:table-cell office:value-type="float" office:value="5.152868" calcext:value-type="float">
            <text:p>5.152868</text:p>
          </table:table-cell>
          <table:table-cell table:number-columns-repeated="2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867965" calcext:value-type="float">
            <text:p>7.867965</text:p>
          </table:table-cell>
          <table:table-cell office:value-type="float" office:value="6.850496" calcext:value-type="float">
            <text:p>6.850496</text:p>
          </table:table-cell>
          <table:table-cell office:value-type="float" office:value="15.179792" calcext:value-type="float">
            <text:p>15.179792</text:p>
          </table:table-cell>
          <table:table-cell office:value-type="float" office:value="13.732751" calcext:value-type="float">
            <text:p>13.732751</text:p>
          </table:table-cell>
          <table:table-cell office:value-type="float" office:value="7.910748" calcext:value-type="float">
            <text:p>7.910748</text:p>
          </table:table-cell>
          <table:table-cell office:value-type="float" office:value="6.91076" calcext:value-type="float">
            <text:p>6.91076</text:p>
          </table:table-cell>
          <table:table-cell office:value-type="float" office:value="15.191318" calcext:value-type="float">
            <text:p>15.191318</text:p>
          </table:table-cell>
          <table:table-cell office:value-type="float" office:value="12.339381" calcext:value-type="float">
            <text:p>12.339381</text:p>
          </table:table-cell>
          <table:table-cell office:value-type="float" office:value="7.559839" calcext:value-type="float">
            <text:p>7.559839</text:p>
          </table:table-cell>
          <table:table-cell office:value-type="float" office:value="6.965139" calcext:value-type="float">
            <text:p>6.965139</text:p>
          </table:table-cell>
          <table:table-cell table:number-columns-repeated="22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7.799047" calcext:value-type="float">
            <text:p>7.799047</text:p>
          </table:table-cell>
          <table:table-cell office:value-type="float" office:value="7.484205" calcext:value-type="float">
            <text:p>7.484205</text:p>
          </table:table-cell>
          <table:table-cell office:value-type="float" office:value="18.708959" calcext:value-type="float">
            <text:p>18.708959</text:p>
          </table:table-cell>
          <table:table-cell office:value-type="float" office:value="18.06452" calcext:value-type="float">
            <text:p>18.06452</text:p>
          </table:table-cell>
          <table:table-cell office:value-type="float" office:value="7.781396" calcext:value-type="float">
            <text:p>7.781396</text:p>
          </table:table-cell>
          <table:table-cell office:value-type="float" office:value="7.343124" calcext:value-type="float">
            <text:p>7.343124</text:p>
          </table:table-cell>
          <table:table-cell office:value-type="float" office:value="18.92986" calcext:value-type="float">
            <text:p>18.92986</text:p>
          </table:table-cell>
          <table:table-cell office:value-type="float" office:value="17.156487" calcext:value-type="float">
            <text:p>17.156487</text:p>
          </table:table-cell>
          <table:table-cell office:value-type="float" office:value="7.402354" calcext:value-type="float">
            <text:p>7.402354</text:p>
          </table:table-cell>
          <table:table-cell office:value-type="float" office:value="6.884809" calcext:value-type="float">
            <text:p>6.884809</text:p>
          </table:table-cell>
          <table:table-cell table:number-columns-repeated="22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4"/>
          <table:table-cell office:value-type="string" calcext:value-type="string">
            <text:p>sequential write</text:p>
          </table:table-cell>
          <table:table-cell table:number-columns-repeated="5"/>
          <table:table-cell office:value-type="string" calcext:value-type="string">
            <text:p>wrap write</text:p>
          </table:table-cell>
          <table:table-cell table:number-columns-repeated="12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14"/>
          <table:table-cell office:value-type="string" calcext:value-type="string">
            <text:p>sequential read</text:p>
          </table:table-cell>
          <table:table-cell table:number-columns-repeated="5"/>
          <table:table-cell office:value-type="string" calcext:value-type="string">
            <text:p>wrap read</text:p>
          </table:table-cell>
          <table:table-cell table:number-columns-repeated="12"/>
        </table:table-row>
        <calcext:conditional-formats>
          <calcext:conditional-format calcext:target-range-address="Sheet1.M101:Sheet1.V107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M101"/>
          </calcext:conditional-format>
          <calcext:conditional-format calcext:target-range-address="Sheet1.M79:Sheet1.V85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M79"/>
          </calcext:conditional-format>
          <calcext:conditional-format calcext:target-range-address="Sheet1.M120:Sheet1.M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M120"/>
          </calcext:conditional-format>
          <calcext:conditional-format calcext:target-range-address="Sheet1.N120:Sheet1.N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N120"/>
          </calcext:conditional-format>
          <calcext:conditional-format calcext:target-range-address="Sheet1.O120:Sheet1.O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O120"/>
          </calcext:conditional-format>
          <calcext:conditional-format calcext:target-range-address="Sheet1.P120:Sheet1.P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P120"/>
          </calcext:conditional-format>
          <calcext:conditional-format calcext:target-range-address="Sheet1.Q120:Sheet1.Q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Q120"/>
          </calcext:conditional-format>
          <calcext:conditional-format calcext:target-range-address="Sheet1.R120:Sheet1.R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R120"/>
          </calcext:conditional-format>
          <calcext:conditional-format calcext:target-range-address="Sheet1.S120:Sheet1.S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S120"/>
          </calcext:conditional-format>
          <calcext:conditional-format calcext:target-range-address="Sheet1.T120:Sheet1.T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T120"/>
          </calcext:conditional-format>
          <calcext:conditional-format calcext:target-range-address="Sheet1.U120:Sheet1.U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U120"/>
          </calcext:conditional-format>
          <calcext:conditional-format calcext:target-range-address="Sheet1.V120:Sheet1.V126">
            <calcext:color-scale>
              <calcext:color-scale-entry calcext:value="0" calcext:type="minimum" calcext:color="#55215b"/>
              <calcext:color-scale-entry calcext:value="0" calcext:type="number" calcext:color="#5983b0"/>
              <calcext:color-scale-entry calcext:value="0" calcext:type="maximum" calcext:color="#ffffa6"/>
            </calcext:color-scale>
            <calcext:condition calcext:apply-style-name="Untitled1" calcext:value="&lt;0" calcext:base-cell-address="Sheet1.V1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1:06:19.995736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5:07:31.243501002</meta:creation-date>
    <dc:date>2026-02-23T11:56:32.237239615</dc:date>
    <meta:editing-duration>PT3H46M</meta:editing-duration>
    <meta:editing-cycles>30</meta:editing-cycles>
    <meta:generator>LibreOffice/26.2.0.3$Linux_X86_64 LibreOffice_project/620$Build-3</meta:generator>
    <meta:document-statistic meta:table-count="1" meta:cell-count="982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69cm" svg:height="8.641cm" xlink:href=".." xlink:type="simple" chart:class="chart:line" chart:style-name="ch1">
        <chart:legend chart:legend-position="end" svg:x="15.998cm" svg:y="2.278cm" style:legend-expansion="high" chart:style-name="ch2"/>
        <chart:plot-area chart:style-name="ch3" svg:x="0.387cm" svg:y="0.172cm" svg:width="15.224cm" svg:height="8.297cm">
          <chart:coordinate-region svg:x="1.021cm" svg:y="0.371cm" svg:width="13.727cm" svg:height="7.451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series chart:style-name="ch8" chart:values-cell-range-address="Sheet1.D5:Sheet1.D11" chart:label-cell-address="Sheet1.D4:Sheet1.D4" chart:class="chart:line">
            <chart:data-point chart:repeated="7"/>
          </chart:series>
          <chart:series chart:style-name="ch9" chart:values-cell-range-address="Sheet1.E5:Sheet1.E11" chart:label-cell-address="Sheet1.E4:Sheet1.E4" chart:class="chart:line">
            <chart:data-point chart:repeated="7"/>
          </chart:series>
          <chart:series chart:style-name="ch10" chart:values-cell-range-address="Sheet1.F5:Sheet1.F11" chart:label-cell-address="Sheet1.F4:Sheet1.F4" chart:class="chart:line">
            <chart:data-point chart:repeated="7"/>
          </chart:series>
          <chart:series chart:style-name="ch11" chart:values-cell-range-address="Sheet1.G5:Sheet1.G11" chart:label-cell-address="Sheet1.G4:Sheet1.G4" chart:class="chart:line">
            <chart:data-point chart:repeated="7"/>
          </chart:series>
          <chart:series chart:style-name="ch12" chart:values-cell-range-address="Sheet1.H5:Sheet1.H11" chart:label-cell-address="Sheet1.H4:Sheet1.H4" chart:class="chart:line">
            <chart:data-point chart:repeated="7"/>
          </chart:series>
          <chart:series chart:style-name="ch13" chart:values-cell-range-address="Sheet1.I5:Sheet1.I11" chart:label-cell-address="Sheet1.I4:Sheet1.I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4.968cm" xlink:href=".." xlink:type="simple" chart:class="chart:line" chart:style-name="ch1">
        <chart:legend chart:legend-position="end" svg:x="12.759cm" svg:y="1.936cm" style:legend-expansion="high" chart:style-name="ch2"/>
        <chart:plot-area chart:style-name="ch3" svg:x="0.319cm" svg:y="0.099cm" svg:width="12.121cm" svg:height="4.77cm">
          <chart:coordinate-region svg:x="0.953cm" svg:y="0.298cm" svg:width="10.624cm" svg:height="3.924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9:Sheet1.H45" chart:label-cell-address="Sheet1.H38:Sheet1.H38" chart:class="chart:line">
            <chart:data-point chart:repeated="7"/>
          </chart:series>
          <chart:series chart:style-name="ch7" chart:values-cell-range-address="Sheet1.I39:Sheet1.I45" chart:label-cell-address="Sheet1.I38:Sheet1.I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0.077354">
                <text:p>20.077354</text:p>
                <draw:g>
                  <svg:desc>Sheet1.H39:Sheet1.H45</svg:desc>
                </draw:g>
              </table:table-cell>
              <table:table-cell office:value-type="float" office:value="31.789144">
                <text:p>31.789144</text:p>
                <draw:g>
                  <svg:desc>Sheet1.I39:Sheet1.I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0.908282">
                <text:p>40.908282</text:p>
              </table:table-cell>
              <table:table-cell office:value-type="float" office:value="36.48246">
                <text:p>36.4824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0.95632">
                <text:p>40.95632</text:p>
              </table:table-cell>
              <table:table-cell office:value-type="float" office:value="40.95632">
                <text:p>40.9563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.932833">
                <text:p>14.932833</text:p>
              </table:table-cell>
              <table:table-cell office:value-type="float" office:value="12.494722">
                <text:p>12.4947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643271">
                <text:p>6.643271</text:p>
              </table:table-cell>
              <table:table-cell office:value-type="float" office:value="6.497092">
                <text:p>6.49709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.011844">
                <text:p>13.011844</text:p>
              </table:table-cell>
              <table:table-cell office:value-type="float" office:value="12.339381">
                <text:p>12.33938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7.851588">
                <text:p>17.851588</text:p>
              </table:table-cell>
              <table:table-cell office:value-type="float" office:value="17.156487">
                <text:p>17.1564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7.164cm" xlink:href=".." xlink:type="simple" chart:class="chart:line" chart:style-name="ch1">
        <chart:legend chart:legend-position="end" svg:x="13.454cm" svg:y="3.034cm" style:legend-expansion="high" chart:style-name="ch2"/>
        <chart:plot-area chart:style-name="ch3" svg:x="0.32cm" svg:y="0.143cm" svg:width="12.814cm" svg:height="6.878cm">
          <chart:coordinate-region svg:x="0.954cm" svg:y="0.342cm" svg:width="11.317cm" svg:height="6.032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9:Sheet1.J45" chart:label-cell-address="Sheet1.J38:Sheet1.J38" chart:class="chart:line">
            <chart:data-point chart:repeated="7"/>
          </chart:series>
          <chart:series chart:style-name="ch7" chart:values-cell-range-address="Sheet1.K39:Sheet1.K45" chart:label-cell-address="Sheet1.K38:Sheet1.K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7.629395">
                <text:p>7.629395</text:p>
                <draw:g>
                  <svg:desc>Sheet1.J39:Sheet1.J45</svg:desc>
                </draw:g>
              </table:table-cell>
              <table:table-cell office:value-type="float" office:value="13.154129">
                <text:p>13.154129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.429721">
                <text:p>7.429721</text:p>
              </table:table-cell>
              <table:table-cell office:value-type="float" office:value="14.037524">
                <text:p>14.037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497946">
                <text:p>7.497946</text:p>
              </table:table-cell>
              <table:table-cell office:value-type="float" office:value="14.00893">
                <text:p>14.0089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367798">
                <text:p>9.367798</text:p>
              </table:table-cell>
              <table:table-cell office:value-type="float" office:value="9.602196">
                <text:p>9.60219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.983663">
                <text:p>4.983663</text:p>
              </table:table-cell>
              <table:table-cell office:value-type="float" office:value="5.152868">
                <text:p>5.15286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633569">
                <text:p>6.633569</text:p>
              </table:table-cell>
              <table:table-cell office:value-type="float" office:value="6.965139">
                <text:p>6.96513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646853">
                <text:p>6.646853</text:p>
              </table:table-cell>
              <table:table-cell office:value-type="float" office:value="6.884809">
                <text:p>6.8848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67cm" svg:height="5.814cm" xlink:href=".." xlink:type="simple" chart:class="chart:line" chart:style-name="ch1">
        <chart:plot-area chart:style-name="ch2" svg:x="0.255cm" svg:y="0.116cm" svg:width="12.257cm" svg:height="5.582cm">
          <chart:coordinate-region svg:x="0.889cm" svg:y="0.315cm" svg:width="10.76cm" svg:height="4.736cm"/>
          <chart:axis chart:dimension="x" chart:name="primary-x" chart:style-name="ch3" chartooo:axis-type="auto">
            <chartooo:date-scale/>
            <chart:categories table:cell-range-address="Sheet1.A139:Sheet1.A1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39:Sheet1.B145" chart:label-cell-address="Sheet1.B138:Sheet1.B138" chart:class="chart:line">
            <chart:data-point chart:repeated="7"/>
          </chart:series>
          <chart:series chart:style-name="ch6" chart:values-cell-range-address="Sheet1.C139:Sheet1.C145" chart:label-cell-address="Sheet1.C138:Sheet1.C13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uf_seq_w_32</text:p>
                <draw:g>
                  <svg:desc>Sheet1.B138:Sheet1.B138</svg:desc>
                </draw:g>
              </table:table-cell>
              <table:table-cell office:value-type="string">
                <text:p>cbuf_seq_w_40</text:p>
                <draw:g>
                  <svg:desc>Sheet1.C138:Sheet1.C1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139:Sheet1.A145</svg:desc>
                </draw:g>
              </table:table-cell>
              <table:table-cell office:value-type="float" office:value="31.789144">
                <text:p>31.789144</text:p>
                <draw:g>
                  <svg:desc>Sheet1.B139:Sheet1.B145</svg:desc>
                </draw:g>
              </table:table-cell>
              <table:table-cell office:value-type="float" office:value="15.894572">
                <text:p>15.894572</text:p>
                <draw:g>
                  <svg:desc>Sheet1.C139:Sheet1.C1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7.148604">
                <text:p>37.148604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4.639514">
                <text:p>24.639514</text:p>
              </table:table-cell>
              <table:table-cell office:value-type="float" office:value="17.288576">
                <text:p>17.28857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8.113338">
                <text:p>18.113338</text:p>
              </table:table-cell>
              <table:table-cell office:value-type="float" office:value="8.987757">
                <text:p>8.987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7.828549">
                <text:p>7.828549</text:p>
              </table:table-cell>
              <table:table-cell office:value-type="float" office:value="5.213084">
                <text:p>5.2130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7.867965">
                <text:p>7.867965</text:p>
              </table:table-cell>
              <table:table-cell office:value-type="float" office:value="6.850496">
                <text:p>6.85049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7.799047">
                <text:p>7.799047</text:p>
              </table:table-cell>
              <table:table-cell office:value-type="float" office:value="7.484205">
                <text:p>7.4842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72cm" svg:height="4.575cm" xlink:href=".." xlink:type="simple" chart:class="chart:line" chart:style-name="ch1">
        <chart:plot-area chart:style-name="ch2" svg:x="0.251cm" svg:y="0.091cm" svg:width="12.07cm" svg:height="4.393cm">
          <chart:coordinate-region svg:x="0.885cm" svg:y="0.29cm" svg:width="10.573cm" svg:height="3.547cm"/>
          <chart:axis chart:dimension="x" chart:name="primary-x" chart:style-name="ch3" chartooo:axis-type="auto">
            <chartooo:date-scale/>
            <chart:categories table:cell-range-address="Sheet1.A139:Sheet1.A1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139:Sheet1.D145" chart:label-cell-address="Sheet1.D138:Sheet1.D138" chart:class="chart:line">
            <chart:data-point chart:repeated="7"/>
          </chart:series>
          <chart:series chart:style-name="ch6" chart:values-cell-range-address="Sheet1.E139:Sheet1.E145" chart:label-cell-address="Sheet1.E138:Sheet1.E13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uf_seq_r_32</text:p>
                <draw:g>
                  <svg:desc>Sheet1.D138:Sheet1.D138</svg:desc>
                </draw:g>
              </table:table-cell>
              <table:table-cell office:value-type="string">
                <text:p>cbuf_seq_r_40</text:p>
                <draw:g>
                  <svg:desc>Sheet1.E138:Sheet1.E1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139:Sheet1.A145</svg:desc>
                </draw:g>
              </table:table-cell>
              <table:table-cell office:value-type="float" office:value="47.683716">
                <text:p>47.683716</text:p>
                <draw:g>
                  <svg:desc>Sheet1.D139:Sheet1.D145</svg:desc>
                </draw:g>
              </table:table-cell>
              <table:table-cell office:value-type="float" office:value="31.789144">
                <text:p>31.789144</text:p>
                <draw:g>
                  <svg:desc>Sheet1.E139:Sheet1.E1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.409571">
                <text:p>56.409571</text:p>
              </table:table-cell>
              <table:table-cell office:value-type="float" office:value="41.435951">
                <text:p>41.43595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3.97162">
                <text:p>53.97162</text:p>
              </table:table-cell>
              <table:table-cell office:value-type="float" office:value="40.477597">
                <text:p>40.4775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.889993">
                <text:p>16.889993</text:p>
              </table:table-cell>
              <table:table-cell office:value-type="float" office:value="9.066107">
                <text:p>9.06610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.830577">
                <text:p>12.830577</text:p>
              </table:table-cell>
              <table:table-cell office:value-type="float" office:value="6.890831">
                <text:p>6.89083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179792">
                <text:p>15.179792</text:p>
              </table:table-cell>
              <table:table-cell office:value-type="float" office:value="13.732751">
                <text:p>13.73275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.708959">
                <text:p>18.708959</text:p>
              </table:table-cell>
              <table:table-cell office:value-type="float" office:value="18.06452">
                <text:p>18.064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54cm" svg:height="6.041cm" xlink:href=".." xlink:type="simple" chart:class="chart:line" chart:style-name="ch1">
        <chart:plot-area chart:style-name="ch2" svg:x="0.243cm" svg:y="0.12cm" svg:width="11.668cm" svg:height="5.801cm">
          <chart:coordinate-region svg:x="0.877cm" svg:y="0.319cm" svg:width="10.171cm" svg:height="4.955cm"/>
          <chart:axis chart:dimension="x" chart:name="primary-x" chart:style-name="ch3" chartooo:axis-type="auto">
            <chartooo:date-scale/>
            <chart:categories table:cell-range-address="Sheet1.A139:Sheet1.A1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139:Sheet1.F145" chart:label-cell-address="Sheet1.F138:Sheet1.F138" chart:class="chart:line">
            <chart:data-point chart:repeated="7"/>
          </chart:series>
          <chart:series chart:style-name="ch6" chart:values-cell-range-address="Sheet1.G139:Sheet1.G145" chart:label-cell-address="Sheet1.G138:Sheet1.G13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uf_wrap_w_32</text:p>
                <draw:g>
                  <svg:desc>Sheet1.F138:Sheet1.F138</svg:desc>
                </draw:g>
              </table:table-cell>
              <table:table-cell office:value-type="string">
                <text:p>cbuf_wrap_w_40</text:p>
                <draw:g>
                  <svg:desc>Sheet1.G138:Sheet1.G1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139:Sheet1.A145</svg:desc>
                </draw:g>
              </table:table-cell>
              <table:table-cell office:value-type="float" office:value="29.343825">
                <text:p>29.343825</text:p>
                <draw:g>
                  <svg:desc>Sheet1.F139:Sheet1.F145</svg:desc>
                </draw:g>
              </table:table-cell>
              <table:table-cell office:value-type="float" office:value="15.894572">
                <text:p>15.894572</text:p>
                <draw:g>
                  <svg:desc>Sheet1.G139:Sheet1.G1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5.839786">
                <text:p>35.839786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6.209214">
                <text:p>36.209214</text:p>
              </table:table-cell>
              <table:table-cell office:value-type="float" office:value="14.57034">
                <text:p>14.570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7.489288">
                <text:p>17.489288</text:p>
              </table:table-cell>
              <table:table-cell office:value-type="float" office:value="8.706365">
                <text:p>8.7063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7.933768">
                <text:p>7.933768</text:p>
              </table:table-cell>
              <table:table-cell office:value-type="float" office:value="5.148956">
                <text:p>5.14895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7.910748">
                <text:p>7.910748</text:p>
              </table:table-cell>
              <table:table-cell office:value-type="float" office:value="6.91076">
                <text:p>6.9107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7.781396">
                <text:p>7.781396</text:p>
              </table:table-cell>
              <table:table-cell office:value-type="float" office:value="7.343124">
                <text:p>7.3431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82cm" svg:height="4.883cm" xlink:href=".." xlink:type="simple" chart:class="chart:line" chart:style-name="ch1">
        <chart:plot-area chart:style-name="ch2" svg:x="0.243cm" svg:y="0.097cm" svg:width="11.696cm" svg:height="4.689cm">
          <chart:coordinate-region svg:x="0.877cm" svg:y="0.296cm" svg:width="10.199cm" svg:height="3.843cm"/>
          <chart:axis chart:dimension="x" chart:name="primary-x" chart:style-name="ch3" chartooo:axis-type="auto">
            <chartooo:date-scale/>
            <chart:categories table:cell-range-address="Sheet1.A139:Sheet1.A1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139:Sheet1.H145" chart:label-cell-address="Sheet1.H138:Sheet1.H138" chart:class="chart:line">
            <chart:data-point chart:repeated="7"/>
          </chart:series>
          <chart:series chart:style-name="ch6" chart:values-cell-range-address="Sheet1.I139:Sheet1.I145" chart:label-cell-address="Sheet1.I138:Sheet1.I13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uf_wrap_r_32</text:p>
                <draw:g>
                  <svg:desc>Sheet1.H138:Sheet1.H138</svg:desc>
                </draw:g>
              </table:table-cell>
              <table:table-cell office:value-type="string">
                <text:p>cbuf_wrap_r_40</text:p>
                <draw:g>
                  <svg:desc>Sheet1.I138:Sheet1.I1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139:Sheet1.A145</svg:desc>
                </draw:g>
              </table:table-cell>
              <table:table-cell office:value-type="float" office:value="47.683716">
                <text:p>47.683716</text:p>
                <draw:g>
                  <svg:desc>Sheet1.H139:Sheet1.H145</svg:desc>
                </draw:g>
              </table:table-cell>
              <table:table-cell office:value-type="float" office:value="31.789144">
                <text:p>31.789144</text:p>
                <draw:g>
                  <svg:desc>Sheet1.I139:Sheet1.I1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3.445846">
                <text:p>53.445846</text:p>
              </table:table-cell>
              <table:table-cell office:value-type="float" office:value="36.48246">
                <text:p>36.4824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4.392475">
                <text:p>54.392475</text:p>
              </table:table-cell>
              <table:table-cell office:value-type="float" office:value="40.95632">
                <text:p>40.9563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.50403">
                <text:p>21.50403</text:p>
              </table:table-cell>
              <table:table-cell office:value-type="float" office:value="12.494722">
                <text:p>12.4947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3.000401">
                <text:p>13.000401</text:p>
              </table:table-cell>
              <table:table-cell office:value-type="float" office:value="6.497092">
                <text:p>6.49709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191318">
                <text:p>15.191318</text:p>
              </table:table-cell>
              <table:table-cell office:value-type="float" office:value="12.339381">
                <text:p>12.33938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.92986">
                <text:p>18.92986</text:p>
              </table:table-cell>
              <table:table-cell office:value-type="float" office:value="17.156487">
                <text:p>17.15648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6cm" svg:height="11.932cm" xlink:href=".." xlink:type="simple" chart:class="chart:line" chart:style-name="ch1">
        <chart:legend chart:legend-position="end" svg:x="22.989cm" svg:y="3.426cm" style:legend-expansion="high" chart:style-name="ch2"/>
        <chart:plot-area chart:style-name="ch3" svg:x="0.527cm" svg:y="0.238cm" svg:width="21.935cm" svg:height="11.456cm">
          <chart:coordinate-region svg:x="1.161cm" svg:y="0.437cm" svg:width="20.438cm" svg:height="10.6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series chart:style-name="ch8" chart:values-cell-range-address="Sheet1.D39:Sheet1.D45" chart:label-cell-address="Sheet1.D38:Sheet1.D38" chart:class="chart:line">
            <chart:data-point chart:repeated="7"/>
          </chart:series>
          <chart:series chart:style-name="ch9" chart:values-cell-range-address="Sheet1.E39:Sheet1.E45" chart:label-cell-address="Sheet1.E38:Sheet1.E38" chart:class="chart:line">
            <chart:data-point chart:repeated="7"/>
          </chart:series>
          <chart:series chart:style-name="ch10" chart:values-cell-range-address="Sheet1.F39:Sheet1.F45" chart:label-cell-address="Sheet1.F38:Sheet1.F38" chart:class="chart:line">
            <chart:data-point chart:repeated="7"/>
          </chart:series>
          <chart:series chart:style-name="ch11" chart:values-cell-range-address="Sheet1.G39:Sheet1.G45" chart:label-cell-address="Sheet1.G38:Sheet1.G38" chart:class="chart:line">
            <chart:data-point chart:repeated="7"/>
          </chart:series>
          <chart:series chart:style-name="ch12" chart:values-cell-range-address="Sheet1.H39:Sheet1.H45" chart:label-cell-address="Sheet1.H38:Sheet1.H38" chart:class="chart:line">
            <chart:data-point chart:repeated="7"/>
          </chart:series>
          <chart:series chart:style-name="ch13" chart:values-cell-range-address="Sheet1.I39:Sheet1.I45" chart:label-cell-address="Sheet1.I38:Sheet1.I38" chart:class="chart:line">
            <chart:data-point chart:repeated="7"/>
          </chart:series>
          <chart:series chart:style-name="ch14" chart:values-cell-range-address="Sheet1.J39:Sheet1.J45" chart:label-cell-address="Sheet1.J38:Sheet1.J38" chart:class="chart:line">
            <chart:data-point chart:repeated="7"/>
          </chart:series>
          <chart:series chart:style-name="ch15" chart:values-cell-range-address="Sheet1.K39:Sheet1.K45" chart:label-cell-address="Sheet1.K38:Sheet1.K3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B39:Sheet1.B45</svg:desc>
                </draw:g>
              </table:table-cell>
              <table:table-cell office:value-type="float" office:value="15.894572">
                <text:p>15.894572</text:p>
                <draw:g>
                  <svg:desc>Sheet1.C39:Sheet1.C45</svg:desc>
                </draw:g>
              </table:table-cell>
              <table:table-cell office:value-type="float" office:value="29.343825">
                <text:p>29.343825</text:p>
                <draw:g>
                  <svg:desc>Sheet1.D39:Sheet1.D45</svg:desc>
                </draw:g>
              </table:table-cell>
              <table:table-cell office:value-type="float" office:value="31.789144">
                <text:p>31.789144</text:p>
                <draw:g>
                  <svg:desc>Sheet1.E39:Sheet1.E45</svg:desc>
                </draw:g>
              </table:table-cell>
              <table:table-cell office:value-type="float" office:value="15.894572">
                <text:p>15.894572</text:p>
                <draw:g>
                  <svg:desc>Sheet1.F39:Sheet1.F45</svg:desc>
                </draw:g>
              </table:table-cell>
              <table:table-cell office:value-type="float" office:value="15.894572">
                <text:p>15.894572</text:p>
                <draw:g>
                  <svg:desc>Sheet1.G39:Sheet1.G45</svg:desc>
                </draw:g>
              </table:table-cell>
              <table:table-cell office:value-type="float" office:value="20.077354">
                <text:p>20.077354</text:p>
                <draw:g>
                  <svg:desc>Sheet1.H39:Sheet1.H45</svg:desc>
                </draw:g>
              </table:table-cell>
              <table:table-cell office:value-type="float" office:value="31.789144">
                <text:p>31.789144</text:p>
                <draw:g>
                  <svg:desc>Sheet1.I39:Sheet1.I45</svg:desc>
                </draw:g>
              </table:table-cell>
              <table:table-cell office:value-type="float" office:value="7.629395">
                <text:p>7.629395</text:p>
                <draw:g>
                  <svg:desc>Sheet1.J39:Sheet1.J45</svg:desc>
                </draw:g>
              </table:table-cell>
              <table:table-cell office:value-type="float" office:value="13.154129">
                <text:p>13.154129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212396">
                <text:p>17.212396</text:p>
              </table:table-cell>
              <table:table-cell office:value-type="float" office:value="17.212396">
                <text:p>17.212396</text:p>
              </table:table-cell>
              <table:table-cell office:value-type="float" office:value="36.48246">
                <text:p>36.48246</text:p>
              </table:table-cell>
              <table:table-cell office:value-type="float" office:value="41.435951">
                <text:p>41.435951</text:p>
              </table:table-cell>
              <table:table-cell office:value-type="float" office:value="17.163992">
                <text:p>17.163992</text:p>
              </table:table-cell>
              <table:table-cell office:value-type="float" office:value="17.212396">
                <text:p>17.212396</text:p>
              </table:table-cell>
              <table:table-cell office:value-type="float" office:value="40.908282">
                <text:p>40.908282</text:p>
              </table:table-cell>
              <table:table-cell office:value-type="float" office:value="36.48246">
                <text:p>36.48246</text:p>
              </table:table-cell>
              <table:table-cell office:value-type="float" office:value="7.429721">
                <text:p>7.429721</text:p>
              </table:table-cell>
              <table:table-cell office:value-type="float" office:value="14.037524">
                <text:p>14.037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45832">
                <text:p>17.245832</text:p>
              </table:table-cell>
              <table:table-cell office:value-type="float" office:value="17.288576">
                <text:p>17.288576</text:p>
              </table:table-cell>
              <table:table-cell office:value-type="float" office:value="37.092164">
                <text:p>37.092164</text:p>
              </table:table-cell>
              <table:table-cell office:value-type="float" office:value="40.477597">
                <text:p>40.477597</text:p>
              </table:table-cell>
              <table:table-cell office:value-type="float" office:value="17.21543">
                <text:p>17.21543</text:p>
              </table:table-cell>
              <table:table-cell office:value-type="float" office:value="14.57034">
                <text:p>14.57034</text:p>
              </table:table-cell>
              <table:table-cell office:value-type="float" office:value="40.95632">
                <text:p>40.95632</text:p>
              </table:table-cell>
              <table:table-cell office:value-type="float" office:value="40.95632">
                <text:p>40.95632</text:p>
              </table:table-cell>
              <table:table-cell office:value-type="float" office:value="7.497946">
                <text:p>7.497946</text:p>
              </table:table-cell>
              <table:table-cell office:value-type="float" office:value="14.00893">
                <text:p>14.0089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.269646">
                <text:p>8.269646</text:p>
              </table:table-cell>
              <table:table-cell office:value-type="float" office:value="8.987757">
                <text:p>8.987757</text:p>
              </table:table-cell>
              <table:table-cell office:value-type="float" office:value="12.981413">
                <text:p>12.981413</text:p>
              </table:table-cell>
              <table:table-cell office:value-type="float" office:value="9.066107">
                <text:p>9.066107</text:p>
              </table:table-cell>
              <table:table-cell office:value-type="float" office:value="9.779438">
                <text:p>9.779438</text:p>
              </table:table-cell>
              <table:table-cell office:value-type="float" office:value="8.706365">
                <text:p>8.706365</text:p>
              </table:table-cell>
              <table:table-cell office:value-type="float" office:value="14.932833">
                <text:p>14.932833</text:p>
              </table:table-cell>
              <table:table-cell office:value-type="float" office:value="12.494722">
                <text:p>12.494722</text:p>
              </table:table-cell>
              <table:table-cell office:value-type="float" office:value="9.367798">
                <text:p>9.367798</text:p>
              </table:table-cell>
              <table:table-cell office:value-type="float" office:value="9.602196">
                <text:p>9.60219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33393">
                <text:p>5.33393</text:p>
              </table:table-cell>
              <table:table-cell office:value-type="float" office:value="5.213084">
                <text:p>5.213084</text:p>
              </table:table-cell>
              <table:table-cell office:value-type="float" office:value="6.498497">
                <text:p>6.498497</text:p>
              </table:table-cell>
              <table:table-cell office:value-type="float" office:value="6.890831">
                <text:p>6.890831</text:p>
              </table:table-cell>
              <table:table-cell office:value-type="float" office:value="5.058111">
                <text:p>5.058111</text:p>
              </table:table-cell>
              <table:table-cell office:value-type="float" office:value="5.148956">
                <text:p>5.148956</text:p>
              </table:table-cell>
              <table:table-cell office:value-type="float" office:value="6.643271">
                <text:p>6.643271</text:p>
              </table:table-cell>
              <table:table-cell office:value-type="float" office:value="6.497092">
                <text:p>6.497092</text:p>
              </table:table-cell>
              <table:table-cell office:value-type="float" office:value="4.983663">
                <text:p>4.983663</text:p>
              </table:table-cell>
              <table:table-cell office:value-type="float" office:value="5.152868">
                <text:p>5.15286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.090702">
                <text:p>5.090702</text:p>
              </table:table-cell>
              <table:table-cell office:value-type="float" office:value="6.850496">
                <text:p>6.850496</text:p>
              </table:table-cell>
              <table:table-cell office:value-type="float" office:value="15.089912">
                <text:p>15.089912</text:p>
              </table:table-cell>
              <table:table-cell office:value-type="float" office:value="13.732751">
                <text:p>13.732751</text:p>
              </table:table-cell>
              <table:table-cell office:value-type="float" office:value="7.635192">
                <text:p>7.635192</text:p>
              </table:table-cell>
              <table:table-cell office:value-type="float" office:value="6.91076">
                <text:p>6.91076</text:p>
              </table:table-cell>
              <table:table-cell office:value-type="float" office:value="13.011844">
                <text:p>13.011844</text:p>
              </table:table-cell>
              <table:table-cell office:value-type="float" office:value="12.339381">
                <text:p>12.339381</text:p>
              </table:table-cell>
              <table:table-cell office:value-type="float" office:value="6.633569">
                <text:p>6.633569</text:p>
              </table:table-cell>
              <table:table-cell office:value-type="float" office:value="6.965139">
                <text:p>6.96513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819221">
                <text:p>6.819221</text:p>
              </table:table-cell>
              <table:table-cell office:value-type="float" office:value="7.484205">
                <text:p>7.484205</text:p>
              </table:table-cell>
              <table:table-cell office:value-type="float" office:value="17.388292">
                <text:p>17.388292</text:p>
              </table:table-cell>
              <table:table-cell office:value-type="float" office:value="18.06452">
                <text:p>18.06452</text:p>
              </table:table-cell>
              <table:table-cell office:value-type="float" office:value="7.106688">
                <text:p>7.106688</text:p>
              </table:table-cell>
              <table:table-cell office:value-type="float" office:value="7.343124">
                <text:p>7.343124</text:p>
              </table:table-cell>
              <table:table-cell office:value-type="float" office:value="17.851588">
                <text:p>17.851588</text:p>
              </table:table-cell>
              <table:table-cell office:value-type="float" office:value="17.156487">
                <text:p>17.156487</text:p>
              </table:table-cell>
              <table:table-cell office:value-type="float" office:value="6.646853">
                <text:p>6.646853</text:p>
              </table:table-cell>
              <table:table-cell office:value-type="float" office:value="6.884809">
                <text:p>6.884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37cm" svg:height="5.553cm" xlink:href=".." xlink:type="simple" chart:class="chart:line" chart:style-name="ch1">
        <chart:legend chart:legend-position="end" svg:x="12.19cm" svg:y="2.228cm" style:legend-expansion="high" chart:style-name="ch2"/>
        <chart:plot-area chart:style-name="ch3" svg:x="0.307cm" svg:y="0.111cm" svg:width="11.576cm" svg:height="5.331cm">
          <chart:coordinate-region svg:x="0.941cm" svg:y="0.31cm" svg:width="10.079cm" svg:height="4.485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wall chart:style-name="ch8"/>
          <chart:floor chart:style-name="ch9"/>
        </chart:plot-area>
        <draw:frame draw:style-name="gr1" draw:text-style-name="P1" svg:width="1cm" svg:height="1cm" svg:x="0cm" svg:y="0cm">
          <draw:image xlink:href="Pictures/2000000600003C0B000015B2342D1608.svm" xlink:type="simple" xlink:show="embed" xlink:actuate="onLoad" draw:mime-type="image/x-svm">
            <text:p/>
          </draw:image>
          <draw:image xlink:href="Pictures/1000000000000246000000D352F2362C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71cm" svg:height="6.11cm" xlink:href=".." xlink:type="simple" chart:class="chart:line" chart:style-name="ch1">
        <chart:legend chart:legend-position="end" svg:x="12.025cm" svg:y="2.507cm" style:legend-expansion="high" chart:style-name="ch2"/>
        <chart:plot-area chart:style-name="ch3" svg:x="0.301cm" svg:y="0.122cm" svg:width="11.423cm" svg:height="5.866cm">
          <chart:coordinate-region svg:x="0.935cm" svg:y="0.322cm" svg:width="9.926cm" svg:height="5.019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1" chart:label-cell-address="Sheet1.D4:Sheet1.D4" chart:class="chart:line">
            <chart:data-point chart:repeated="7"/>
          </chart:series>
          <chart:series chart:style-name="ch7" chart:values-cell-range-address="Sheet1.E5:Sheet1.E11" chart:label-cell-address="Sheet1.E4:Sheet1.E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51cm" svg:height="5.473cm" xlink:href=".." xlink:type="simple" chart:class="chart:line" chart:style-name="ch1">
        <chart:legend chart:legend-position="end" svg:x="12.68cm" svg:y="2.188cm" style:legend-expansion="high" chart:style-name="ch2"/>
        <chart:plot-area chart:style-name="ch3" svg:x="0.321cm" svg:y="0.109cm" svg:width="12.038cm" svg:height="5.255cm">
          <chart:coordinate-region svg:x="0.955cm" svg:y="0.309cm" svg:width="10.541cm" svg:height="4.408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label-cell-address="Sheet1.F4:Sheet1.F4" chart:class="chart:line">
            <chart:data-point chart:repeated="7"/>
          </chart:series>
          <chart:series chart:style-name="ch7" chart:values-cell-range-address="Sheet1.G5:Sheet1.G11" chart:label-cell-address="Sheet1.G4:Sheet1.G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977cm" xlink:href=".." xlink:type="simple" chart:class="chart:line" chart:style-name="ch1">
        <chart:legend chart:legend-position="end" svg:x="12.759cm" svg:y="2.44cm" style:legend-expansion="high" chart:style-name="ch2"/>
        <chart:plot-area chart:style-name="ch3" svg:x="0.319cm" svg:y="0.119cm" svg:width="12.121cm" svg:height="5.739cm">
          <chart:coordinate-region svg:x="0.953cm" svg:y="0.318cm" svg:width="10.624cm" svg:height="4.893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11" chart:label-cell-address="Sheet1.H4:Sheet1.H4" chart:class="chart:line">
            <chart:data-point chart:repeated="7"/>
          </chart:series>
          <chart:series chart:style-name="ch7" chart:values-cell-range-address="Sheet1.I5:Sheet1.I11" chart:label-cell-address="Sheet1.I4:Sheet1.I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207cm" xlink:href=".." xlink:type="simple" chart:class="chart:line" chart:style-name="ch1">
        <chart:legend chart:legend-position="end" svg:x="12.816cm" svg:y="2.055cm" style:legend-expansion="high" chart:style-name="ch2"/>
        <chart:plot-area chart:style-name="ch3" svg:x="0.319cm" svg:y="0.104cm" svg:width="12.178cm" svg:height="4.999cm">
          <chart:coordinate-region svg:x="0.953cm" svg:y="0.303cm" svg:width="10.681cm" svg:height="4.153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B39:Sheet1.B45</svg:desc>
                </draw:g>
              </table:table-cell>
              <table:table-cell office:value-type="float" office:value="15.894572">
                <text:p>15.894572</text:p>
                <draw:g>
                  <svg:desc>Sheet1.C39:Sheet1.C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212396">
                <text:p>17.212396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45832">
                <text:p>17.245832</text:p>
              </table:table-cell>
              <table:table-cell office:value-type="float" office:value="17.288576">
                <text:p>17.28857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.269646">
                <text:p>8.269646</text:p>
              </table:table-cell>
              <table:table-cell office:value-type="float" office:value="8.987757">
                <text:p>8.987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33393">
                <text:p>5.33393</text:p>
              </table:table-cell>
              <table:table-cell office:value-type="float" office:value="5.213084">
                <text:p>5.2130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.090702">
                <text:p>5.090702</text:p>
              </table:table-cell>
              <table:table-cell office:value-type="float" office:value="6.850496">
                <text:p>6.85049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819221">
                <text:p>6.819221</text:p>
              </table:table-cell>
              <table:table-cell office:value-type="float" office:value="7.484205">
                <text:p>7.4842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101cm" xlink:href=".." xlink:type="simple" chart:class="chart:line" chart:style-name="ch1">
        <chart:legend chart:legend-position="end" svg:x="12.95cm" svg:y="2.002cm" style:legend-expansion="high" chart:style-name="ch2"/>
        <chart:plot-area chart:style-name="ch3" svg:x="0.319cm" svg:y="0.102cm" svg:width="12.312cm" svg:height="4.897cm">
          <chart:coordinate-region svg:x="0.953cm" svg:y="0.301cm" svg:width="10.815cm" svg:height="4.05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45" chart:label-cell-address="Sheet1.D38:Sheet1.D38" chart:class="chart:line">
            <chart:data-point chart:repeated="7"/>
          </chart:series>
          <chart:series chart:style-name="ch7" chart:values-cell-range-address="Sheet1.E39:Sheet1.E45" chart:label-cell-address="Sheet1.E38:Sheet1.E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9.343825">
                <text:p>29.343825</text:p>
                <draw:g>
                  <svg:desc>Sheet1.D39:Sheet1.D45</svg:desc>
                </draw:g>
              </table:table-cell>
              <table:table-cell office:value-type="float" office:value="31.789144">
                <text:p>31.789144</text:p>
                <draw:g>
                  <svg:desc>Sheet1.E39:Sheet1.E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6.48246">
                <text:p>36.48246</text:p>
              </table:table-cell>
              <table:table-cell office:value-type="float" office:value="41.435951">
                <text:p>41.43595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7.092164">
                <text:p>37.092164</text:p>
              </table:table-cell>
              <table:table-cell office:value-type="float" office:value="40.477597">
                <text:p>40.4775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2.981413">
                <text:p>12.981413</text:p>
              </table:table-cell>
              <table:table-cell office:value-type="float" office:value="9.066107">
                <text:p>9.06610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498497">
                <text:p>6.498497</text:p>
              </table:table-cell>
              <table:table-cell office:value-type="float" office:value="6.890831">
                <text:p>6.89083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089912">
                <text:p>15.089912</text:p>
              </table:table-cell>
              <table:table-cell office:value-type="float" office:value="13.732751">
                <text:p>13.73275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7.388292">
                <text:p>17.388292</text:p>
              </table:table-cell>
              <table:table-cell office:value-type="float" office:value="18.06452">
                <text:p>18.064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075cm" xlink:href=".." xlink:type="simple" chart:class="chart:line" chart:style-name="ch1">
        <chart:legend chart:legend-position="end" svg:x="12.625cm" svg:y="1.989cm" style:legend-expansion="high" chart:style-name="ch2"/>
        <chart:plot-area chart:style-name="ch3" svg:x="0.319cm" svg:y="0.101cm" svg:width="11.987cm" svg:height="4.873cm">
          <chart:coordinate-region svg:x="0.953cm" svg:y="0.3cm" svg:width="10.491cm" svg:height="4.027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9:Sheet1.F45" chart:label-cell-address="Sheet1.F38:Sheet1.F38" chart:class="chart:line">
            <chart:data-point chart:repeated="7"/>
          </chart:series>
          <chart:series chart:style-name="ch7" chart:values-cell-range-address="Sheet1.G39:Sheet1.G45" chart:label-cell-address="Sheet1.G38:Sheet1.G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5.894572">
                <text:p>15.894572</text:p>
                <draw:g>
                  <svg:desc>Sheet1.F39:Sheet1.F45</svg:desc>
                </draw:g>
              </table:table-cell>
              <table:table-cell office:value-type="float" office:value="15.894572">
                <text:p>15.894572</text:p>
                <draw:g>
                  <svg:desc>Sheet1.G39:Sheet1.G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163992">
                <text:p>17.163992</text:p>
              </table:table-cell>
              <table:table-cell office:value-type="float" office:value="17.212396">
                <text:p>17.2123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21543">
                <text:p>17.21543</text:p>
              </table:table-cell>
              <table:table-cell office:value-type="float" office:value="14.57034">
                <text:p>14.570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779438">
                <text:p>9.779438</text:p>
              </table:table-cell>
              <table:table-cell office:value-type="float" office:value="8.706365">
                <text:p>8.7063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.058111">
                <text:p>5.058111</text:p>
              </table:table-cell>
              <table:table-cell office:value-type="float" office:value="5.148956">
                <text:p>5.14895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7.635192">
                <text:p>7.635192</text:p>
              </table:table-cell>
              <table:table-cell office:value-type="float" office:value="6.91076">
                <text:p>6.9107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7.106688">
                <text:p>7.106688</text:p>
              </table:table-cell>
              <table:table-cell office:value-type="float" office:value="7.343124">
                <text:p>7.343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